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SC Regular" svg:font-family="'Noto Sans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ußnote_20_Master1">
      <style:paragraph-properties fo:margin-top="0.0398in" fo:margin-bottom="0.0398in" style:contextual-spacing="false"/>
    </style:style>
    <style:style style:name="P2" style:family="paragraph" style:parent-style-name="Fußnote_20_Master1">
      <style:paragraph-properties fo:margin-left="0.3937in" fo:margin-right="0in" fo:margin-top="0.0398in" fo:margin-bottom="0.0398in" style:contextual-spacing="false" fo:text-align="justify" style:justify-single-word="false" fo:text-indent="-0.3937in" style:auto-text-indent="false" text:number-lines="false" text:line-number="0"/>
    </style:style>
    <style:style style:name="P3" style:family="paragraph" style:parent-style-name="Standard">
      <style:text-properties fo:color="#cc0814" loext:opacity="100%" style:font-name="Lato" fo:font-size="10pt" style:font-size-asian="10pt" style:font-size-complex="10pt"/>
    </style:style>
    <style:style style:name="P4" style:family="paragraph" style:parent-style-name="Textkörper_20_Master">
      <style:paragraph-properties fo:margin-left="0in" fo:margin-right="0in" fo:text-indent="0in" style:auto-text-indent="false"/>
    </style:style>
    <style:style style:name="T1" style:family="text">
      <style:text-properties style:font-name="Lato"/>
    </style:style>
    <style:style style:name="T2" style:family="text">
      <style:text-properties style:font-name="Lato" fo:font-size="18pt" style:font-size-asian="18pt" style:font-size-complex="18pt"/>
    </style:style>
    <style:style style:name="T3" style:family="text">
      <style:text-properties style:font-name="Lato" fo:language="en" fo:country="GB"/>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1pt"/>
    </style:style>
    <style:style style:name="T7" style:family="text">
      <style:text-properties fo:font-style="italic" style:font-style-asian="italic" style:font-size-complex="11pt" style:font-style-complex="italic"/>
    </style:style>
    <style:style style:name="T8" style:family="text">
      <style:text-properties style:font-size-complex="13pt"/>
    </style:style>
    <style:style style:name="T9" style:family="text">
      <style:text-properties style:font-size-complex="11pt"/>
    </style:style>
    <style:style style:name="T10" style:family="text">
      <style:text-properties fo:color="#000000" loext:opacity="100%"/>
    </style:style>
    <style:style style:name="T11" style:family="text">
      <style:text-properties fo:color="#000000" loext:opacity="100%"/>
    </style:style>
    <style:style style:name="T12" style:family="text">
      <style:text-properties style:font-name-complex="Times New Roman"/>
    </style:style>
    <style:style style:name="T13" style:family="text">
      <style:text-properties fo:font-size="10pt" style:font-size-asian="10pt" style:font-size-complex="10pt"/>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size="10pt" style:text-underline-style="solid" style:text-underline-width="auto" style:text-underline-color="font-color" style:font-size-asian="10pt" style:font-size-complex="10pt"/>
    </style:style>
    <style:style style:name="T16" style:family="text">
      <style:text-properties style:font-style-complex="italic"/>
    </style:style>
    <style:style style:name="T17" style:family="text">
      <style:text-properties fo:color="#cc0814" loext:opacity="100%" fo:font-size="10pt" style:font-size-asian="10pt" style:font-size-complex="10pt"/>
    </style:style>
    <style:style style:name="T18" style:family="text">
      <style:text-properties fo:color="#cc0814" loext:opacity="100%" fo:font-size="10pt" fo:font-weight="bold" style:font-size-asian="10pt" style:font-weight-asian="bold" style:font-size-complex="10pt" style:font-weight-complex="bold"/>
    </style:style>
    <style:style style:name="T19" style:family="text">
      <style:text-properties fo:color="#cc0814" loext:opacity="100%" style:font-name="Lato" fo:font-size="10pt" style:font-size-asian="10pt" style:font-size-complex="10pt"/>
    </style:style>
    <style:style style:name="T20" style:family="text">
      <style:text-properties fo:color="#cc0814" loext:opacity="100%" style:font-name="Lato" fo:font-size="10pt" fo:font-weight="bold" style:font-size-asian="10pt" style:font-weight-asian="bold" style:font-size-complex="10pt" style:font-weight-complex="bold"/>
    </style:style>
    <style:style style:name="T21" style:family="text">
      <style:text-properties fo:color="#cc0814" loext:opacity="100%" style:font-name="Lato" fo:font-size="10pt" style:text-underline-style="solid" style:text-underline-width="auto" style:text-underline-color="font-color"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Hlk174615884"/><text:span text:style-name="T2">Algorithmische Übersetzung: Die Ideengeschichte vor der Entwicklung der Maschinellen Übersetzung</text:span><text:span text:style-name="T2"/></text:p>
      <text:p text:style-name="Subtitle">Maria Wolf und Oliver Czulo</text:p>
      <text:p text:style-name="Subtitle">Universität Leipzig</text:p>
      <text:h text:style-name="Heading_20_1" text:outline-level="1">1. Einleitung</text:h>
      <text:p text:style-name="Textkörper_20_Master">Der folgende Beitrag skizziert die Ideengeschichte dessen, was wir als <text:span text:style-name="T5">Algorithmische Übersetzung</text:span> verstehen, also einer Gruppe von Verfahren mit einer festgelegten Abfolge von vordefinierten Arbeitsschritten, die dem Ziel dienen, eine Übersetzung eines natürlichsprachlichen Ausgangstexts zu erstellen. Die <text:span text:style-name="T5">Maschinelle Übersetzung</text:span> sehen wir als Umsetzung algorithmischer Verfahren mittels elektronischer Rechenwerke. Algorithmische Übersetzungsverfahren fassen wir in diesem Beitrag insofern eng, als dass sie Aspekte der Berechenbarkeit und Determiniertheit mindestens in Ansätzen in sich tragen. Wir grenzen sie somit von Modellen für Humanübersetzungsverfahren ab, wiewohl diese Grenzen selbstverständlich fließend sein können.</text:p>
      <text:p text:style-name="Textkörper_20_Master">Die hier vorgestellten Ansätze datieren vor dem 20. Jahrhundert. Anhand der vorgestellten Ideen wird deutlich, was die Gelehrten antrieb und in welchem historischen Zusammenhang sie agierten: al‑Kindī übersetzte in Bagdad griechische Schriften ins Arabische, Ramon Llull missionierte im Mittelmeerraum, Gottfried Wilhelm Leibniz suchte nach einer Universalsprache, um die Begriffswelt der Menschen zu erschließen, und Johann Joachim Becher wollte den Handel mit fremden Ländern fördern. Die Autoren sind Vordenker des technologischen Fortschritts, den wir in den vergangenen Jahrzehnten erlebt haben. Allerdings ist die Ideengeschichte der Algorithmischen Übersetzung brüchig: Nicht immer beziehen sich die Autoren auf ihre zeitlichen Vorgänger, und auch heute wird in der Literatur zur Maschinellen Übersetzung erfahrungsgemäß eher selten Bezug auf historische Überlegungen genommen.</text:p>
      <text:p text:style-name="Textkörper_20_Master">Einige der Verfahren sind eng verbunden mit der Kryptologie, wobei kryptographische Verfahren Sprache verschlüsseln und damit auf eine bestimmte Art und Weise kodieren, während kryptoanalytische Verfahren eine solche Kodierung zu entschlüsseln versuchen. Die von DuPont (2019) skizzierte Archäologie der maschinellen Übersetzung umfasst solche Verfahren, die Übersetzung als Dekodierung und Rekodierung verstehen. Die Idee einer Interlingua sucht nach einem Universalcode, der zwischen allen Sprachen vermitteln kann und nicht von den Idiosynkrasien natürlicher Sprachen geplagt ist, während Ansätze zu Plansprachen die Universalisierung einer künstlich geschaffenen Sprache erreichen wollen. Den Wunsch, die Informationen eines Ausgangstextes vollständig aus ihm zu lösen und in der Zielsprache zu generieren, kennzeichnet Stein <field:fieldmark-start text:name="Bookmark" field:type="vnd.oasis.opendocument.field.UNHANDLED"><field:param field:name="vnd.oasis.opendocument.field.code" field:value="ADDIN ZOTERO_ITEM CSL_CITATION {&quot;citationID&quot;:&quot;Hdd8pWhi&quot;,&quot;properties&quot;:{&quot;formattedCitation&quot;:&quot;(2009)&quot;,&quot;plainCitation&quot;:&quot;(2009)&quot;,&quot;noteIndex&quot;:0},&quot;citationItems&quot;:[{&quot;id&quot;:130,&quot;uris&quot;:[&quot;http://zotero.org/users/local/yOxFhQgr/items/S2RT3ZA8&quot;],&quot;itemData&quot;:{&quot;id&quot;:130,&quot;type&quot;:&quot;article-journal&quot;,&quot;container-title&quot;:&quot;Journal for Language Technology and Computational Linguistics&quot;,&quot;DOI&quot;:&quot;10.21248/jlcl.24.2009.119&quot;,&quot;issue&quot;:&quot;3&quot;,&quot;journalAbbreviation&quot;:&quot;JLCL&quot;,&quot;language&quot;:&quot;en&quot;,&quot;page&quot;:&quot;5-18&quot;,&quot;title&quot;:&quot;Maschinelle Übersetzung – ein Überblick&quot;,&quot;URL&quot;:&quot;https://www.researchgate.net/publication/220046884_Maschinelle_Ubersetzung_-_ein_Uberblick&quot;,&quot;volume&quot;:&quot;24&quot;,&quot;author&quot;:[{&quot;family&quot;:&quot;Stein&quot;,&quot;given&quot;:&quot;Daniel&quot;}],&quot;accessed&quot;:{&quot;date-parts&quot;:[[&quot;2024&quot;,1,18]]},&quot;issued&quot;:{&quot;date-parts&quot;:[[&quot;2009&quot;]]}},&quot;label&quot;:&quot;page&quot;,&quot;suppress-author&quot;:true}],&quot;schema&quot;:&quot;https://github.com/citation-style-language/schema/raw/master/csl-citation.json&quot;}"/></field:fieldmark-start><field:fieldmark-separator/>(2009)<field:fieldmark-end/> als fortwährende Utopie, welche die Geschichte der Maschinellen Übersetzung seit dem 13. Jahrhundert prägt.</text:p>
      <text:h text:style-name="Heading_20_1" text:outline-level="1">2. Entschlüsselungsverfahren nach <text:span text:style-name="T8">al-Kindī</text:span></text:h>
      <text:p text:style-name="Textkörper_20_Master"><text:span text:style-name="T9">Die ersten Zeugnisse der Beschreibung von Rechenverfahren zur Übersetzung eines Textes liegen heute in der </text:span><text:span text:style-name="T7">Sulaymannja Library</text:span><text:span text:style-name="T9"> in Istanbul und sind kryptoanalytischer Natur </text:span><text:bookmark-start text:name="ZOTERO_BREF_7G2elnzMoWym"/><field:fieldmark-start text:name="Bookmark Copy 1" field:type="vnd.oasis.opendocument.field.UNHANDLED"><field:param field:name="vnd.oasis.opendocument.field.code" field:value="ADDIN ZOTERO_ITEM CSL_CITATION {&quot;citationID&quot;:&quot;qKjkDx41&quot;,&quot;properties&quot;:{&quot;formattedCitation&quot;:&quot;(DuPont 2018; Strick 2009)&quot;,&quot;plainCitation&quot;:&quot;(DuPont 2018; Strick 2009)&quot;,&quot;noteIndex&quot;:0},&quot;citationItems&quot;:[{&quot;id&quot;:169,&quot;uris&quot;:[&quot;http://zotero.org/users/local/yOxFhQgr/items/DFFMXEP8&quot;],&quot;itemData&quot;:{&quot;id&quot;:169,&quot;type&quot;:&quot;article-journal&quot;,&quot;abstract&quot;:&quot;I argue that the origins of machine translation are to be found in the archeology of cryptanalysis (or “code-breaking”). I trace this archeology through the cryptanalysis and translation practices of medieval Arabic scholars, the machine translation efforts of Renaissance and Early Modern universal language planners, the cryptanalysis techniques developed by NSA chief cryptanalyst William Friedman, and through Warren Weaver’s “Translation” memorandum. Together, these histories reveal some of the ways that various machineries were developed to “crack” unknown text, be it a foreign language or ciphertext. As such, this history also points to a deeper, ontological relationship between language and cryptology.&quot;,&quot;container-title&quot;:&quot;amodern&quot;,&quot;title&quot;:&quot;The Cryptological Origins of Machine Translation, from al-Kindi to Weaver&quot;,&quot;URL&quot;:&quot;http://amodern.net/article/cryptological-origins-machine-translation/&quot;,&quot;volume&quot;:&quot;8&quot;,&quot;author&quot;:[{&quot;family&quot;:&quot;DuPont&quot;,&quot;given&quot;:&quot;Quinn&quot;}],&quot;accessed&quot;:{&quot;date-parts&quot;:[[&quot;2024&quot;,11,16]]},&quot;issued&quot;:{&quot;date-parts&quot;:[[&quot;2018&quot;]]}}},{&quot;id&quot;:163,&quot;uris&quot;:[&quot;http://zotero.org/users/local/yOxFhQgr/items/7QS2XFW5&quot;],&quot;itemData&quot;:{&quot;id&quot;:163,&quot;type&quot;:&quot;article-magazine&quot;,&quot;abstract&quot;:&quot;Al-Kindi verfasste Abhandlungen über Mathematik, Logik, Physik, Astronomie, Geografie, Medizin und Kunst&quot;,&quot;container-title&quot;:&quot;Spektrum der Wissenschaft. Der mathematische Monatskalender&quot;,&quot;language&quot;:&quot;de&quot;,&quot;title&quot;:&quot;Al Kindi (800–870): »Der erste Philosoph der arabischen Welt«&quot;,&quot;URL&quot;:&quot;https://www.spektrum.de/wissen/abu-yusuf-yaqub-ibn-ishaq-al-sabbah-al-kindi-800-870/1001728&quot;,&quot;author&quot;:[{&quot;family&quot;:&quot;Strick&quot;,&quot;given&quot;:&quot;Heinz Klaus&quot;}],&quot;accessed&quot;:{&quot;date-parts&quot;:[[&quot;2024&quot;,4,1]]},&quot;issued&quot;:{&quot;date-parts&quot;:[[&quot;2009&quot;]]}}}],&quot;schema&quot;:&quot;https://github.com/citation-style-language/schema/raw/master/csl-citation.json&quot;}"/></field:fieldmark-start><field:fieldmark-separator/>(DuPont 2018; Strick 2009)<field:fieldmark-end/><text:bookmark-end text:name="ZOTERO_BREF_7G2elnzMoWym"/><text:span text:style-name="T9">. Im neunten Jahrhundert nach Christus wirkte Abū Yaʿqūb ibn Ishāq al-Kindī (ca. 800-873 n. C.) in Bagdad und entschlüsselte „schleierhafte“</text:span><text:span text:style-name="T9"><text:note text:id="ftn1" text:note-class="footnote"><text:note-citation>1</text:note-citation><text:note-body><text:p text:style-name="P1">Die arabische Schule habe Wörter als Schleier beschrieben, die die Verbindungen zwischen Gedanken und Verstehen verdeckten. Demnach sei Kommunikation der Vermittlungsprozess, um diese Schleier aufzudecken <field:fieldmark-start text:name="Bookmark Copy 2" field:type="vnd.oasis.opendocument.field.UNHANDLED"><field:param field:name="vnd.oasis.opendocument.field.code" field:value="ADDIN ZOTERO_ITEM CSL_CITATION {&quot;citationID&quot;:&quot;3w8bdbr6&quot;,&quot;properties&quot;:{&quot;formattedCitation&quot;:&quot;(u. a. DuPont 2018)&quot;,&quot;plainCitation&quot;:&quot;(u. a. DuPont 2018)&quot;,&quot;noteIndex&quot;:1},&quot;citationItems&quot;:[{&quot;id&quot;:169,&quot;uris&quot;:[&quot;http://zotero.org/users/local/yOxFhQgr/items/DFFMXEP8&quot;],&quot;itemData&quot;:{&quot;id&quot;:169,&quot;type&quot;:&quot;article-journal&quot;,&quot;abstract&quot;:&quot;I argue that the origins of machine translation are to be found in the archeology of cryptanalysis (or “code-breaking”). I trace this archeology through the cryptanalysis and translation practices of medieval Arabic scholars, the machine translation efforts of Renaissance and Early Modern universal language planners, the cryptanalysis techniques developed by NSA chief cryptanalyst William Friedman, and through Warren Weaver’s “Translation” memorandum. Together, these histories reveal some of the ways that various machineries were developed to “crack” unknown text, be it a foreign language or ciphertext. As such, this history also points to a deeper, ontological relationship between language and cryptology.&quot;,&quot;container-title&quot;:&quot;amodern&quot;,&quot;title&quot;:&quot;The Cryptological Origins of Machine Translation, from al-Kindi to Weaver&quot;,&quot;URL&quot;:&quot;http://amodern.net/article/cryptological-origins-machine-translation/&quot;,&quot;volume&quot;:&quot;8&quot;,&quot;author&quot;:[{&quot;family&quot;:&quot;DuPont&quot;,&quot;given&quot;:&quot;Quinn&quot;}],&quot;accessed&quot;:{&quot;date-parts&quot;:[[&quot;2024&quot;,11,16]]},&quot;issued&quot;:{&quot;date-parts&quot;:[[&quot;2018&quot;]]}},&quot;label&quot;:&quot;page&quot;,&quot;prefix&quot;:&quot;u. a.&quot;}],&quot;schema&quot;:&quot;https://github.com/citation-style-language/schema/raw/master/csl-citation.json&quot;}"/></field:fieldmark-start><field:fieldmark-separator/>(u. a. DuPont 2018)<field:fieldmark-end/><text:span text:style-name="T10">.</text:span></text:p></text:note-body></text:note></text:span><text:span text:style-name="T9"> Schriftstücke. Seine </text:span><text:span text:style-name="T7">Abhandlung über die Entzifferung von verschlüsselten Botschaften</text:span><text:span text:style-name="T9"> wurde im Jahr 1987 wiederentdeckt. Über al-Kindī (auch Al Kindus) ist bekannt, dass er im Haus der Weisheit</text:span><text:span text:style-name="T9"><text:note text:id="ftn10" text:note-class="footnote"><text:note-citation>2</text:note-citation><text:note-body><text:p text:style-name="P1">Von der arabischen Schule ist bekannt, dass sie sich mit Kryptologie beschäftigte und bereits eine feste Terminologie nutzte zur Unterscheidung von zwischen Verschlüsselung und Entschlüsselung, zur Bezeichnung von Ausgangstexten, verschlüsselten Texte und Übersetzungen sowie zur Beschreibung von Methoden und Prozessen. Wieber <field:fieldmark-start text:name="Bookmark Copy 3 Copy 1" field:type="vnd.oasis.opendocument.field.UNHANDLED"><field:param field:name="vnd.oasis.opendocument.field.code" field:value="ADDIN ZOTERO_ITEM CSL_CITATION {&quot;citationID&quot;:&quot;8r24p9OX&quot;,&quot;properties&quot;:{&quot;formattedCitation&quot;:&quot;(1977)&quot;,&quot;plainCitation&quot;:&quot;(1977)&quot;,&quot;noteIndex&quot;:2},&quot;citationItems&quot;:[{&quot;id&quot;:166,&quot;uris&quot;:[&quot;http://zotero.org/users/local/yOxFhQgr/items/FSFMFG98&quot;],&quot;itemData&quot;:{&quot;id&quot;:166,&quot;type&quot;:&quot;article-journal&quot;,&quot;container-title&quot;:&quot;Zeitschrift der Deutschen Morgenländischen Gesellschaft&quot;,&quot;issue&quot;:&quot;XX. Deutscher Orientalistentag&quot;,&quot;page&quot;:&quot;257–260&quot;,&quot;title&quot;:&quot;Kryptographie bei Qalqašandī&quot;,&quot;URL&quot;:&quot;https://menadoc.bibliothek.uni-halle.de/dmg/periodical/pageview/127051&quot;,&quot;volume&quot;:&quot;Supplement IV&quot;,&quot;author&quot;:[{&quot;family&quot;:&quot;Wieber&quot;,&quot;given&quot;:&quot;Reinhard&quot;}],&quot;issued&quot;:{&quot;date-parts&quot;:[[&quot;1977&quot;]]}},&quot;label&quot;:&quot;page&quot;,&quot;suppress-author&quot;:true}],&quot;schema&quot;:&quot;https://github.com/citation-style-language/schema/raw/master/csl-citation.json&quot;}"/></field:fieldmark-start><field:fieldmark-separator/>(1977)<field:fieldmark-end/> gibt einen Einblick in die algorithmischen Verfahren der damaligen Kryptographie.</text:p></text:note-body></text:note></text:span><text:span text:style-name="T9"> „mit der Übersetzung wissenschaftlicher Schriften aus verschiedenen Kulturkreisen ins Arabische“ </text:span><field:fieldmark-start text:name="Bookmark Copy 10" field:type="vnd.oasis.opendocument.field.UNHANDLED"><field:param field:name="vnd.oasis.opendocument.field.code" field:value="ADDIN ZOTERO_ITEM CSL_CITATION {&quot;citationID&quot;:&quot;liyO8abk&quot;,&quot;properties&quot;:{&quot;formattedCitation&quot;:&quot;(Strick 2009)&quot;,&quot;plainCitation&quot;:&quot;(Strick 2009)&quot;,&quot;noteIndex&quot;:0},&quot;citationItems&quot;:[{&quot;id&quot;:163,&quot;uris&quot;:[&quot;http://zotero.org/users/local/yOxFhQgr/items/7QS2XFW5&quot;],&quot;itemData&quot;:{&quot;id&quot;:163,&quot;type&quot;:&quot;article-magazine&quot;,&quot;abstract&quot;:&quot;Al-Kindi verfasste Abhandlungen über Mathematik, Logik, Physik, Astronomie, Geografie, Medizin und Kunst&quot;,&quot;container-title&quot;:&quot;Spektrum der Wissenschaft. Der mathematische Monatskalender&quot;,&quot;language&quot;:&quot;de&quot;,&quot;title&quot;:&quot;Al Kindi (800–870): »Der erste Philosoph der arabischen Welt«&quot;,&quot;URL&quot;:&quot;https://www.spektrum.de/wissen/abu-yusuf-yaqub-ibn-ishaq-al-sabbah-al-kindi-800-870/1001728&quot;,&quot;author&quot;:[{&quot;family&quot;:&quot;Strick&quot;,&quot;given&quot;:&quot;Heinz Klaus&quot;}],&quot;accessed&quot;:{&quot;date-parts&quot;:[[&quot;2024&quot;,4,1]]},&quot;issued&quot;:{&quot;date-parts&quot;:[[&quot;2009&quot;]]}}}],&quot;schema&quot;:&quot;https://github.com/citation-style-language/schema/raw/master/csl-citation.json&quot;}"/></field:fieldmark-start><field:fieldmark-separator/><text:bookmark-start text:name="ZOTERO_BREF_TasgcEG6N0ke"/>(Strick 2009)<text:bookmark-end text:name="ZOTERO_BREF_TasgcEG6N0ke"/><field:fieldmark-end/><text:span text:style-name="T9"> beauftragt wurde. Er habe sich dabei vor allem mit den philosophischen Schriften der Griechen beschäftigt, verstand aber selbst kein Griechisch, sondern überarbeitete und kommentierte Übersetzungen seiner Dragomane</text:span><text:span text:style-name="T9"><text:note text:id="ftn11" text:note-class="footnote"><text:note-citation>3</text:note-citation><text:note-body><text:p text:style-name="P1">Das arabische Wort tarǧumān habe nicht nur Übersetzende und Dolmetschende bezeichnet, sondern auch „Dechiffreure“ und „Codebrecher“ <field:fieldmark-start text:name="Bookmark Copy 4 Copy 1" field:type="vnd.oasis.opendocument.field.UNHANDLED"><field:param field:name="vnd.oasis.opendocument.field.code" field:value="ADDIN ZOTERO_ITEM CSL_CITATION {&quot;citationID&quot;:&quot;nF7nkpZT&quot;,&quot;properties&quot;:{&quot;formattedCitation&quot;:&quot;(Wieber 1977, 257)&quot;,&quot;plainCitation&quot;:&quot;(Wieber 1977, 257)&quot;,&quot;noteIndex&quot;:3},&quot;citationItems&quot;:[{&quot;id&quot;:166,&quot;uris&quot;:[&quot;http://zotero.org/users/local/yOxFhQgr/items/FSFMFG98&quot;],&quot;itemData&quot;:{&quot;id&quot;:166,&quot;type&quot;:&quot;article-journal&quot;,&quot;container-title&quot;:&quot;Zeitschrift der Deutschen Morgenländischen Gesellschaft&quot;,&quot;issue&quot;:&quot;XX. Deutscher Orientalistentag&quot;,&quot;page&quot;:&quot;257–260&quot;,&quot;title&quot;:&quot;Kryptographie bei Qalqašandī&quot;,&quot;URL&quot;:&quot;https://menadoc.bibliothek.uni-halle.de/dmg/periodical/pageview/127051&quot;,&quot;volume&quot;:&quot;Supplement IV&quot;,&quot;author&quot;:[{&quot;family&quot;:&quot;Wieber&quot;,&quot;given&quot;:&quot;Reinhard&quot;}],&quot;issued&quot;:{&quot;date-parts&quot;:[[&quot;1977&quot;]]}},&quot;locator&quot;:&quot;257&quot;}],&quot;schema&quot;:&quot;https://github.com/citation-style-language/schema/raw/master/csl-citation.json&quot;}"/></field:fieldmark-start><field:fieldmark-separator/>(Wieber 1977, 257)<field:fieldmark-end/>.</text:p></text:note-body></text:note></text:span><text:span text:style-name="T9">, die für die Entschlüsselung der fremden Texte zuständig waren (ebd.). Aufgrund seiner Beiträge zur Geometrie, Arithmetik und Logik und seiner Abhandlung </text:span><text:span text:style-name="T7">Über den Intellekt</text:span><text:span text:style-name="T9"> wird er heute als „erster Philosoph der arabischen Welt“ </text:span><field:fieldmark-start text:name="Bookmark Copy 11" field:type="vnd.oasis.opendocument.field.UNHANDLED"><field:param field:name="vnd.oasis.opendocument.field.code" field:value="ADDIN ZOTERO_ITEM CSL_CITATION {&quot;citationID&quot;:&quot;OAy8S4w3&quot;,&quot;properties&quot;:{&quot;formattedCitation&quot;:&quot;(Strick 2009)&quot;,&quot;plainCitation&quot;:&quot;(Strick 2009)&quot;,&quot;noteIndex&quot;:0},&quot;citationItems&quot;:[{&quot;id&quot;:163,&quot;uris&quot;:[&quot;http://zotero.org/users/local/yOxFhQgr/items/7QS2XFW5&quot;],&quot;itemData&quot;:{&quot;id&quot;:163,&quot;type&quot;:&quot;article-magazine&quot;,&quot;abstract&quot;:&quot;Al-Kindi verfasste Abhandlungen über Mathematik, Logik, Physik, Astronomie, Geografie, Medizin und Kunst&quot;,&quot;container-title&quot;:&quot;Spektrum der Wissenschaft. Der mathematische Monatskalender&quot;,&quot;language&quot;:&quot;de&quot;,&quot;title&quot;:&quot;Al Kindi (800–870): »Der erste Philosoph der arabischen Welt«&quot;,&quot;URL&quot;:&quot;https://www.spektrum.de/wissen/abu-yusuf-yaqub-ibn-ishaq-al-sabbah-al-kindi-800-870/1001728&quot;,&quot;author&quot;:[{&quot;family&quot;:&quot;Strick&quot;,&quot;given&quot;:&quot;Heinz Klaus&quot;}],&quot;accessed&quot;:{&quot;date-parts&quot;:[[&quot;2024&quot;,4,1]]},&quot;issued&quot;:{&quot;date-parts&quot;:[[&quot;2009&quot;]]}}}],&quot;schema&quot;:&quot;https://github.com/citation-style-language/schema/raw/master/csl-citation.json&quot;}"/></field:fieldmark-start><field:fieldmark-separator/>(ebd.)<field:fieldmark-end/><text:span text:style-name="T9"> bezeichnet. Er verfasste auch medizinische Schriften und lehrte seine Schüler Rechenverfahren. Einige Schriften seien später ins Lateinische übersetzt worden, aber viele seiner Werke verloren gegangen </text:span><field:fieldmark-start text:name="Bookmark Copy 12" field:type="vnd.oasis.opendocument.field.UNHANDLED"><field:param field:name="vnd.oasis.opendocument.field.code" field:value="ADDIN ZOTERO_ITEM CSL_CITATION {&quot;citationID&quot;:&quot;4lYPjqr1&quot;,&quot;properties&quot;:{&quot;formattedCitation&quot;:&quot;(Strick 2009)&quot;,&quot;plainCitation&quot;:&quot;(Strick 2009)&quot;,&quot;noteIndex&quot;:0},&quot;citationItems&quot;:[{&quot;id&quot;:163,&quot;uris&quot;:[&quot;http://zotero.org/users/local/yOxFhQgr/items/7QS2XFW5&quot;],&quot;itemData&quot;:{&quot;id&quot;:163,&quot;type&quot;:&quot;article-magazine&quot;,&quot;abstract&quot;:&quot;Al-Kindi verfasste Abhandlungen über Mathematik, Logik, Physik, Astronomie, Geografie, Medizin und Kunst&quot;,&quot;container-title&quot;:&quot;Spektrum der Wissenschaft. Der mathematische Monatskalender&quot;,&quot;language&quot;:&quot;de&quot;,&quot;title&quot;:&quot;Al Kindi (800–870): »Der erste Philosoph der arabischen Welt«&quot;,&quot;URL&quot;:&quot;https://www.spektrum.de/wissen/abu-yusuf-yaqub-ibn-ishaq-al-sabbah-al-kindi-800-870/1001728&quot;,&quot;author&quot;:[{&quot;family&quot;:&quot;Strick&quot;,&quot;given&quot;:&quot;Heinz Klaus&quot;}],&quot;accessed&quot;:{&quot;date-parts&quot;:[[&quot;2024&quot;,4,1]]},&quot;issued&quot;:{&quot;date-parts&quot;:[[&quot;2009&quot;]]}}}],&quot;schema&quot;:&quot;https://github.com/citation-style-language/schema/raw/master/csl-citation.json&quot;}"/></field:fieldmark-start><field:fieldmark-separator/>(ebd.)<field:fieldmark-end/><text:span text:style-name="T9">.</text:span><text:span text:style-name="T9"/></text:p>
      <text:p text:style-name="Textkörper_20_Master">Al-Kind<text:span text:style-name="T9">ī </text:span>war Experte für kryptologische Methoden und linguistische Kenntnisse, die seinerzeit in der arabischen Schule gelehrt und angewandt wurden. <text:span text:style-name="T9">Seine o. g. kryptoanalytische Abhandlung untersucht die arabische Sprache anhand phonetischer und syntaktischer Merkmale sowie anhand der Häufigkeitsverteilung der Buchstaben. Schmeh </text:span><text:bookmark-start text:name="ZOTERO_BREF_lxvhrNtm9BLe"/><field:fieldmark-start text:name="Bookmark Copy 13" field:type="vnd.oasis.opendocument.field.UNHANDLED"><field:param field:name="vnd.oasis.opendocument.field.code" field:value="ADDIN ZOTERO_ITEM CSL_CITATION {&quot;citationID&quot;:&quot;elBpZkkz&quot;,&quot;properties&quot;:{&quot;formattedCitation&quot;:&quot;(2006, 16)&quot;,&quot;plainCitation&quot;:&quot;(2006, 16)&quot;,&quot;noteIndex&quot;:0},&quot;citationItems&quot;:[{&quot;id&quot;:165,&quot;uris&quot;:[&quot;http://zotero.org/users/local/yOxFhQgr/items/BDSHXN94&quot;],&quot;itemData&quot;:{&quot;id&quot;:165,&quot;type&quot;:&quot;book&quot;,&quot;event-place&quot;:&quot;Wiesbaden&quot;,&quot;publisher&quot;:&quot;Springer&quot;,&quot;publisher-place&quot;:&quot;Wiesbaden&quot;,&quot;title&quot;:&quot;Codeknacker gegen Codemacher. Die faszinierende Geschichte der Verschlüsselung&quot;,&quot;author&quot;:[{&quot;family&quot;:&quot;Schmeh&quot;,&quot;given&quot;:&quot;Klaus&quot;}],&quot;issued&quot;:{&quot;date-parts&quot;:[[&quot;2006&quot;]]}},&quot;locator&quot;:&quot;16&quot;,&quot;label&quot;:&quot;page&quot;,&quot;suppress-author&quot;:true}],&quot;schema&quot;:&quot;https://github.com/citation-style-language/schema/raw/master/csl-citation.json&quot;}"/></field:fieldmark-start><field:fieldmark-separator/>(2006, 16)<field:fieldmark-end/><text:bookmark-end text:name="ZOTERO_BREF_lxvhrNtm9BLe"/> beschreibt <text:span text:style-name="T9">al-Kindīs Methoden als „</text:span>Ersetzungsverfahren“ und „Umordnungsverfahren“, mit welchen Buchstabenhäufigkeiten analysiert, häufige Wörter erraten und Buchstabenpaare ausgezählt wurden.</text:p>
      <text:p text:style-name="Zitat_20_Master">„Eine Möglichkeit, eine verschlüsselte Botschaft zu entziffern, vorausgesetzt, wir kennen ihre Sprache, besteht darin, einen anderen Klartext in derselben Sprache zu finden, der lang genug ist, um ein oder zwei Blätter zu füllen, und dann zu zählen, wie oft jeder Buchstabe vorkommt. Wir nennen den häufigsten Buchstaben den »ersten«, den zweithäufigsten den »zweiten«, den folgenden den »dritten« und so weiter, bis wir alle Buchstaben in der Klartextprobe durchgezählt haben.</text:p>
      <text:p text:style-name="Zitat_20_Master">Dann betrachten wir den Geheimtext, den wir entschlüsseln wollen, und ordnen auch seine Symbole. Wir finden das häufigste Symbol und geben ihm die Gestalt des »ersten« Buchstabens der Klartextprobe, das zweithäufigste Symbol wird zum »zweiten« Buchstaben, das dritthäufigste Symbol zum »dritten« und so weiter, bis wir alle Symbole des Kryptogramms, das wir entschlüsseln wollen, auf diese Weise zugeordnet haben.“ <field:fieldmark-start text:name="Bookmark Copy 14" field:type="vnd.oasis.opendocument.field.UNHANDLED"><field:param field:name="vnd.oasis.opendocument.field.code" field:value="ADDIN ZOTERO_ITEM CSL_CITATION {&quot;citationID&quot;:&quot;JUT2rhWn&quot;,&quot;properties&quot;:{&quot;formattedCitation&quot;:&quot;(al-Kind\\uc0\\u299{} nach Singh 2001, 35; 2001)&quot;,&quot;plainCitation&quot;:&quot;(al-Kindī nach Singh 2001, 35; 2001)&quot;,&quot;noteIndex&quot;:0},&quot;citationItems&quot;:[{&quot;id&quot;:175,&quot;uris&quot;:[&quot;http://zotero.org/users/local/yOxFhQgr/items/6TWR363U&quot;],&quot;itemData&quot;:{&quot;id&quot;:175,&quot;type&quot;:&quot;book&quot;,&quot;event-place&quot;:&quot;München&quot;,&quot;ISBN&quot;:&quot;978-3-446-19873-9&quot;,&quot;publisher&quot;:&quot;Hanser&quot;,&quot;publisher-place&quot;:&quot;München&quot;,&quot;title&quot;:&quot;Geheime Botschaften: die Kunst der Verschlüsselung von der Antike bis in die Zeiten des Internet&quot;,&quot;title-short&quot;:&quot;Geheime Botschaften&quot;,&quot;author&quot;:[{&quot;family&quot;:&quot;Singh&quot;,&quot;given&quot;:&quot;Simon&quot;}],&quot;issued&quot;:{&quot;date-parts&quot;:[[&quot;2001&quot;]]}},&quot;locator&quot;:&quot;35&quot;,&quot;label&quot;:&quot;page&quot;,&quot;prefix&quot;:&quot;al-Kindī nach&quot;},{&quot;id&quot;:175,&quot;uris&quot;:[&quot;http://zotero.org/users/local/yOxFhQgr/items/6TWR363U&quot;],&quot;itemData&quot;:{&quot;id&quot;:175,&quot;type&quot;:&quot;book&quot;,&quot;event-place&quot;:&quot;München&quot;,&quot;ISBN&quot;:&quot;978-3-446-19873-9&quot;,&quot;publisher&quot;:&quot;Hanser&quot;,&quot;publisher-place&quot;:&quot;München&quot;,&quot;title&quot;:&quot;Geheime Botschaften: die Kunst der Verschlüsselung von der Antike bis in die Zeiten des Internet&quot;,&quot;title-short&quot;:&quot;Geheime Botschaften&quot;,&quot;author&quot;:[{&quot;family&quot;:&quot;Singh&quot;,&quot;given&quot;:&quot;Simon&quot;}],&quot;issued&quot;:{&quot;date-parts&quot;:[[&quot;2001&quot;]]}}}],&quot;schema&quot;:&quot;https://github.com/citation-style-language/schema/raw/master/csl-citation.json&quot;}"/></field:fieldmark-start><field:fieldmark-separator/><text:span text:style-name="T12">(al-Kindī nach Singh 2001, 35)</text:span><field:fieldmark-end/>.</text:p>
      <text:p text:style-name="Textkörper_20_Master">Aus der Perspektive der Gelehrten damals dürfte oft nicht klar gewesen sein, ob das vorliegende Schriftstück in fremder Sprache, in verschlüsselter Sprache oder in beidem vorlag. Dazu kommt, dass es damals noch keine Einheitssprachen, sondern eine unvorstellbare Sprachvarietät gab. Verständlich also, dass al-Kind<text:span text:style-name="T9">ī</text:span> nach definierten Rechenschritten suchte – nach einem Algorithmus, der ihm die Arbeit erleichtern würde. <text:span text:style-name="T9">Seine statistischen Methoden, z. B. die Auszählung des Vokal-Konsonanten-Verhältnisses, wurden noch Jahrhunderte später zur Feststellung der Ausgangssprache genutzt</text:span><text:span text:style-name="T9"><text:note text:id="ftn12" text:note-class="footnote"><text:note-citation>4</text:note-citation><text:note-body><text:p text:style-name="P1"><text:s/>Ein Beispiel hierfür sind die kryptologischen Werke von Leon Battista Alberti. Ein weiteres Beispiel ist der vom Kryptologe William Friedmann Anfang der 1920er Jahre entwickelte Koinzidenzenindex <field:fieldmark-start text:name="Bookmark Copy 5 Copy 1" field:type="vnd.oasis.opendocument.field.UNHANDLED"><field:param field:name="vnd.oasis.opendocument.field.code" field:value="ADDIN ZOTERO_ITEM CSL_CITATION {&quot;citationID&quot;:&quot;9HXakvyF&quot;,&quot;properties&quot;:{&quot;formattedCitation&quot;:&quot;(vgl. DuPont 2018)&quot;,&quot;plainCitation&quot;:&quot;(vgl. DuPont 2018)&quot;,&quot;noteIndex&quot;:4},&quot;citationItems&quot;:[{&quot;id&quot;:169,&quot;uris&quot;:[&quot;http://zotero.org/users/local/yOxFhQgr/items/DFFMXEP8&quot;],&quot;itemData&quot;:{&quot;id&quot;:169,&quot;type&quot;:&quot;article-journal&quot;,&quot;abstract&quot;:&quot;I argue that the origins of machine translation are to be found in the archeology of cryptanalysis (or “code-breaking”). I trace this archeology through the cryptanalysis and translation practices of medieval Arabic scholars, the machine translation efforts of Renaissance and Early Modern universal language planners, the cryptanalysis techniques developed by NSA chief cryptanalyst William Friedman, and through Warren Weaver’s “Translation” memorandum. Together, these histories reveal some of the ways that various machineries were developed to “crack” unknown text, be it a foreign language or ciphertext. As such, this history also points to a deeper, ontological relationship between language and cryptology.&quot;,&quot;container-title&quot;:&quot;amodern&quot;,&quot;title&quot;:&quot;The Cryptological Origins of Machine Translation, from al-Kindi to Weaver&quot;,&quot;URL&quot;:&quot;http://amodern.net/article/cryptological-origins-machine-translation/&quot;,&quot;volume&quot;:&quot;8&quot;,&quot;author&quot;:[{&quot;family&quot;:&quot;DuPont&quot;,&quot;given&quot;:&quot;Quinn&quot;}],&quot;accessed&quot;:{&quot;date-parts&quot;:[[&quot;2024&quot;,11,16]]},&quot;issued&quot;:{&quot;date-parts&quot;:[[&quot;2018&quot;]]}},&quot;label&quot;:&quot;page&quot;,&quot;prefix&quot;:&quot;vgl. &quot;}],&quot;schema&quot;:&quot;https://github.com/citation-style-language/schema/raw/master/csl-citation.json&quot;}"/></field:fieldmark-start><field:fieldmark-separator/>(vgl. DuPont 2018)<field:fieldmark-end/>.</text:p></text:note-body></text:note></text:span><text:span text:style-name="T9">.</text:span></text:p>
      <text:p text:style-name="Textkörper_20_Master">Kryptoanalytische Verfahren und Übersetzung sind aufgrund der Natur ihrer Ausgangstexte nicht zu verwechseln. Die (metaphorische) Verbindung der beiden Disziplinen, die jeweils einen eigenen Gegenstand haben und demnach einen anderen Zweck verfolgen, besteht jedoch in der Anwendung von Verfahren, mit denen zunächst der „Code“ des Ausgangstextes bestimmt wird, um somit den Ausgangstext zu „entschlüsseln“ und den Zieltext zu erhalten.<text:note text:id="ftn13" text:note-class="footnote"><text:note-citation>5</text:note-citation><text:note-body><text:p text:style-name="P1"><text:s/>Dafür argumentiert auch DuPont <field:fieldmark-start text:name="Bookmark Copy 6 Copy 1" field:type="vnd.oasis.opendocument.field.UNHANDLED"><field:param field:name="vnd.oasis.opendocument.field.code" field:value="ADDIN ZOTERO_ITEM CSL_CITATION {&quot;citationID&quot;:&quot;qZ9MHUae&quot;,&quot;properties&quot;:{&quot;formattedCitation&quot;:&quot;(2018)&quot;,&quot;plainCitation&quot;:&quot;(2018)&quot;,&quot;noteIndex&quot;:5},&quot;citationItems&quot;:[{&quot;id&quot;:169,&quot;uris&quot;:[&quot;http://zotero.org/users/local/yOxFhQgr/items/DFFMXEP8&quot;],&quot;itemData&quot;:{&quot;id&quot;:169,&quot;type&quot;:&quot;article-journal&quot;,&quot;abstract&quot;:&quot;I argue that the origins of machine translation are to be found in the archeology of cryptanalysis (or “code-breaking”). I trace this archeology through the cryptanalysis and translation practices of medieval Arabic scholars, the machine translation efforts of Renaissance and Early Modern universal language planners, the cryptanalysis techniques developed by NSA chief cryptanalyst William Friedman, and through Warren Weaver’s “Translation” memorandum. Together, these histories reveal some of the ways that various machineries were developed to “crack” unknown text, be it a foreign language or ciphertext. As such, this history also points to a deeper, ontological relationship between language and cryptology.&quot;,&quot;container-title&quot;:&quot;amodern&quot;,&quot;title&quot;:&quot;The Cryptological Origins of Machine Translation, from al-Kindi to Weaver&quot;,&quot;URL&quot;:&quot;http://amodern.net/article/cryptological-origins-machine-translation/&quot;,&quot;volume&quot;:&quot;8&quot;,&quot;author&quot;:[{&quot;family&quot;:&quot;DuPont&quot;,&quot;given&quot;:&quot;Quinn&quot;}],&quot;accessed&quot;:{&quot;date-parts&quot;:[[&quot;2024&quot;,11,16]]},&quot;issued&quot;:{&quot;date-parts&quot;:[[&quot;2018&quot;]]}},&quot;label&quot;:&quot;page&quot;,&quot;suppress-author&quot;:true}],&quot;schema&quot;:&quot;https://github.com/citation-style-language/schema/raw/master/csl-citation.json&quot;}"/></field:fieldmark-start><field:fieldmark-separator/>(2018)<field:fieldmark-end/>: Er findet den Ursprung maschineller Übersetzung in kryptoanalytischen Verfahren und verbindet die Ideengeschichte von Entschlüsselung und Übersetzung: Beides „crackt“ einen unbekannten Text. DuPont veranschaulicht anhand kryptoanalytischer Verfahren, wie sehr die (gemeinsame) Geschichte durch die Spannung zwischen Rationalismus und Empirismus geprägt ist.</text:p></text:note-body></text:note> Die Ideengeschichte beider Disziplinen überlappt sich aufgrund gemeinsamer Methoden und der Entwicklung ihrer Automatisierung, die in Programmiersprachen zur Ansteuerung von Maschinen kulminiert.</text:p>
      <text:h text:style-name="Heading_20_1" text:outline-level="1">3. Die <text:span text:style-name="T5">ars combinatoria</text:span> von Ramon Llull</text:h>
      <text:p text:style-name="Textkörper_20_Master">Der Universalgelehrte Ramon Llull (1232–1316, auch Raimundus Lullus) widmete sich der Christianisierung des Mittelmeerraums, warb für die Lehre der hebräischen und arabischen Sprache an westeuropäischen Universitäten und gilt heute als der Begründer der westeuropäischen Orientalistik. Er entwarf eine Argumentationsmaschine, mit der er weltanschauliche Begriffe vom Lateinischen ins Arabische übertrug. Mit dieser mechanischen Übertragungshilfe habe Llull die Missionierung erleichtern wollen <field:fieldmark-start text:name="Bookmark Copy 15" field:type="vnd.oasis.opendocument.field.UNHANDLED"><field:param field:name="vnd.oasis.opendocument.field.code" field:value="ADDIN ZOTERO_ITEM CSL_CITATION {&quot;citationID&quot;:&quot;d7M1tjlC&quot;,&quot;properties&quot;:{&quot;formattedCitation&quot;:&quot;(u. a. Martiny 2018; Zotter 2004, 31)&quot;,&quot;plainCitation&quot;:&quot;(u. a. Martiny 2018; Zotter 2004, 31)&quot;,&quot;noteIndex&quot;:0},&quot;citationItems&quot;:[{&quot;id&quot;:102,&quot;uris&quot;:[&quot;http://zotero.org/users/local/yOxFhQgr/items/6AE7MDIV&quot;],&quot;itemData&quot;:{&quot;id&quot;:102,&quot;type&quot;:&quot;webpage&quot;,&quot;abstract&quot;:&quot;700 Jahre trennen den mallorquinischen Philosophen Ramon Llull (1232-1316) und den deutschen Erfinder Konrad Zuse (1910-1995). Dennoch haben beide mehr gemeinsam, als die zeitliche Distanz nahelegt.&quot;,&quot;language&quot;:&quot;de-DE&quot;,&quot;title&quot;:&quot;Ramón Llulls Wahrheitsmaschine&quot;,&quot;URL&quot;:&quot;https://www.jonasmartiny.com/2018/05/26/ramon-llulls-wahrheitsmaschine/&quot;,&quot;author&quot;:[{&quot;family&quot;:&quot;Martiny&quot;,&quot;given&quot;:&quot;Jonas&quot;}],&quot;accessed&quot;:{&quot;date-parts&quot;:[[&quot;2024&quot;,1,18]]},&quot;issued&quot;:{&quot;date-parts&quot;:[[&quot;2018&quot;]]}},&quot;label&quot;:&quot;page&quot;,&quot;prefix&quot;:&quot;u. a.&quot;},{&quot;id&quot;:157,&quot;uris&quot;:[&quot;http://zotero.org/users/local/yOxFhQgr/items/83EH9ZMI&quot;],&quot;itemData&quot;:{&quot;id&quot;:157,&quot;type&quot;:&quot;chapter&quot;,&quot;collection-number&quot;:&quot;18&quot;,&quot;collection-title&quot;:&quot;Colloquia Augustana&quot;,&quot;container-title&quot;:&quot;Wissenssicherung, Wissensordnung und Wissensverarbeitung: das europäische Modell der Enzyklopädien&quot;,&quot;event-place&quot;:&quot;Berlin&quot;,&quot;ISBN&quot;:&quot;978-3-05-005582-4&quot;,&quot;page&quot;:&quot;25–37&quot;,&quot;publisher&quot;:&quot;Akademie Verlag&quot;,&quot;publisher-place&quot;:&quot;Berlin&quot;,&quot;title&quot;:&quot;Parallele Modelle von Wissenssicherung und Ordnung&quot;,&quot;URL&quot;:&quot;https://doi.org/10.1524/9783050055824&quot;,&quot;author&quot;:[{&quot;family&quot;:&quot;Zotter&quot;,&quot;given&quot;:&quot;Hans&quot;}],&quot;editor&quot;:[{&quot;family&quot;:&quot;Stammen&quot;,&quot;given&quot;:&quot;Theo&quot;},{&quot;family&quot;:&quot;Weber&quot;,&quot;given&quot;:&quot;Wolfgang E. J.&quot;}],&quot;issued&quot;:{&quot;date-parts&quot;:[[&quot;2004&quot;]]}},&quot;locator&quot;:&quot;31&quot;}],&quot;schema&quot;:&quot;https://github.com/citation-style-language/schema/raw/master/csl-citation.json&quot;}"/></field:fieldmark-start><field:fieldmark-separator/>(u. a. Martiny 2018; Zotter 2004, 31)<field:fieldmark-end/>.<text:note text:id="ftn14" text:note-class="footnote"><text:note-citation>6</text:note-citation><text:note-body><text:p text:style-name="P1"><text:s/>Zotter <field:fieldmark-start text:name="Bookmark Copy 7 Copy 1" field:type="vnd.oasis.opendocument.field.UNHANDLED"><field:param field:name="vnd.oasis.opendocument.field.code" field:value="ADDIN ZOTERO_ITEM CSL_CITATION {&quot;citationID&quot;:&quot;LOkHvAj0&quot;,&quot;properties&quot;:{&quot;formattedCitation&quot;:&quot;(2004)&quot;,&quot;plainCitation&quot;:&quot;(2004)&quot;,&quot;noteIndex&quot;:6},&quot;citationItems&quot;:[{&quot;id&quot;:157,&quot;uris&quot;:[&quot;http://zotero.org/users/local/yOxFhQgr/items/83EH9ZMI&quot;],&quot;itemData&quot;:{&quot;id&quot;:157,&quot;type&quot;:&quot;chapter&quot;,&quot;collection-number&quot;:&quot;18&quot;,&quot;collection-title&quot;:&quot;Colloquia Augustana&quot;,&quot;container-title&quot;:&quot;Wissenssicherung, Wissensordnung und Wissensverarbeitung: das europäische Modell der Enzyklopädien&quot;,&quot;event-place&quot;:&quot;Berlin&quot;,&quot;ISBN&quot;:&quot;978-3-05-005582-4&quot;,&quot;page&quot;:&quot;25–37&quot;,&quot;publisher&quot;:&quot;Akademie Verlag&quot;,&quot;publisher-place&quot;:&quot;Berlin&quot;,&quot;title&quot;:&quot;Parallele Modelle von Wissenssicherung und Ordnung&quot;,&quot;URL&quot;:&quot;https://doi.org/10.1524/9783050055824&quot;,&quot;author&quot;:[{&quot;family&quot;:&quot;Zotter&quot;,&quot;given&quot;:&quot;Hans&quot;}],&quot;editor&quot;:[{&quot;family&quot;:&quot;Stammen&quot;,&quot;given&quot;:&quot;Theo&quot;},{&quot;family&quot;:&quot;Weber&quot;,&quot;given&quot;:&quot;Wolfgang E. J.&quot;}],&quot;issued&quot;:{&quot;date-parts&quot;:[[&quot;2004&quot;]]}},&quot;label&quot;:&quot;page&quot;,&quot;suppress-author&quot;:true}],&quot;schema&quot;:&quot;https://github.com/citation-style-language/schema/raw/master/csl-citation.json&quot;}"/></field:fieldmark-start><field:fieldmark-separator/>(2004)<field:fieldmark-end/> vermutet, dass Llull eine mechanische Unterstützung für christliche Missionare im Sinn hatte, weil Juden und Araber ihm argumentativ überlegen erschienen. Die Macht der Argumentation habe er jedoch unterschätzt, denn er sei auf einer seiner Missionsreisen gesteinigt worden <field:fieldmark-start text:name="Bookmark Copy 8 Copy 1" field:type="vnd.oasis.opendocument.field.UNHANDLED"><field:param field:name="vnd.oasis.opendocument.field.code" field:value="ADDIN ZOTERO_ITEM CSL_CITATION {&quot;citationID&quot;:&quot;1Ro3DkYb&quot;,&quot;properties&quot;:{&quot;formattedCitation&quot;:&quot;(Zotter 2004)&quot;,&quot;plainCitation&quot;:&quot;(Zotter 2004)&quot;,&quot;noteIndex&quot;:6},&quot;citationItems&quot;:[{&quot;id&quot;:157,&quot;uris&quot;:[&quot;http://zotero.org/users/local/yOxFhQgr/items/83EH9ZMI&quot;],&quot;itemData&quot;:{&quot;id&quot;:157,&quot;type&quot;:&quot;chapter&quot;,&quot;collection-number&quot;:&quot;18&quot;,&quot;collection-title&quot;:&quot;Colloquia Augustana&quot;,&quot;container-title&quot;:&quot;Wissenssicherung, Wissensordnung und Wissensverarbeitung: das europäische Modell der Enzyklopädien&quot;,&quot;event-place&quot;:&quot;Berlin&quot;,&quot;ISBN&quot;:&quot;978-3-05-005582-4&quot;,&quot;page&quot;:&quot;25–37&quot;,&quot;publisher&quot;:&quot;Akademie Verlag&quot;,&quot;publisher-place&quot;:&quot;Berlin&quot;,&quot;title&quot;:&quot;Parallele Modelle von Wissenssicherung und Ordnung&quot;,&quot;URL&quot;:&quot;https://doi.org/10.1524/9783050055824&quot;,&quot;author&quot;:[{&quot;family&quot;:&quot;Zotter&quot;,&quot;given&quot;:&quot;Hans&quot;}],&quot;editor&quot;:[{&quot;family&quot;:&quot;Stammen&quot;,&quot;given&quot;:&quot;Theo&quot;},{&quot;family&quot;:&quot;Weber&quot;,&quot;given&quot;:&quot;Wolfgang E. J.&quot;}],&quot;issued&quot;:{&quot;date-parts&quot;:[[&quot;2004&quot;]]}}}],&quot;schema&quot;:&quot;https://github.com/citation-style-language/schema/raw/master/csl-citation.json&quot;}"/></field:fieldmark-start><field:fieldmark-separator/>(Zotter 2004)<field:fieldmark-end/>.</text:p></text:note-body></text:note> Sie funktionierte durch übereinanderliegende Drehscheiben<text:note text:id="ftn15" text:note-class="footnote"><text:note-citation>7</text:note-citation><text:note-body><text:p text:style-name="P1"><text:s/>Auch die Kryptologie kennt mechanische Konstruktionen aus verschiedenen Scheiben, so funktionieren z. B. die Alberti-Chiffren auf diese Weise <field:fieldmark-start text:name="Bookmark Copy 9 Copy 1" field:type="vnd.oasis.opendocument.field.UNHANDLED"><field:param field:name="vnd.oasis.opendocument.field.code" field:value="ADDIN ZOTERO_ITEM CSL_CITATION {&quot;citationID&quot;:&quot;5hzSmkvU&quot;,&quot;properties&quot;:{&quot;formattedCitation&quot;:&quot;(DuPont 2018; Schmeh 2006, 19f)&quot;,&quot;plainCitation&quot;:&quot;(DuPont 2018; Schmeh 2006, 19f)&quot;,&quot;noteIndex&quot;:7},&quot;citationItems&quot;:[{&quot;id&quot;:169,&quot;uris&quot;:[&quot;http://zotero.org/users/local/yOxFhQgr/items/DFFMXEP8&quot;],&quot;itemData&quot;:{&quot;id&quot;:169,&quot;type&quot;:&quot;article-journal&quot;,&quot;abstract&quot;:&quot;I argue that the origins of machine translation are to be found in the archeology of cryptanalysis (or “code-breaking”). I trace this archeology through the cryptanalysis and translation practices of medieval Arabic scholars, the machine translation efforts of Renaissance and Early Modern universal language planners, the cryptanalysis techniques developed by NSA chief cryptanalyst William Friedman, and through Warren Weaver’s “Translation” memorandum. Together, these histories reveal some of the ways that various machineries were developed to “crack” unknown text, be it a foreign language or ciphertext. As such, this history also points to a deeper, ontological relationship between language and cryptology.&quot;,&quot;container-title&quot;:&quot;amodern&quot;,&quot;title&quot;:&quot;The Cryptological Origins of Machine Translation, from al-Kindi to Weaver&quot;,&quot;URL&quot;:&quot;http://amodern.net/article/cryptological-origins-machine-translation/&quot;,&quot;volume&quot;:&quot;8&quot;,&quot;author&quot;:[{&quot;family&quot;:&quot;DuPont&quot;,&quot;given&quot;:&quot;Quinn&quot;}],&quot;accessed&quot;:{&quot;date-parts&quot;:[[&quot;2024&quot;,11,16]]},&quot;issued&quot;:{&quot;date-parts&quot;:[[&quot;2018&quot;]]}}},{&quot;id&quot;:165,&quot;uris&quot;:[&quot;http://zotero.org/users/local/yOxFhQgr/items/BDSHXN94&quot;],&quot;itemData&quot;:{&quot;id&quot;:165,&quot;type&quot;:&quot;book&quot;,&quot;event-place&quot;:&quot;Wiesbaden&quot;,&quot;publisher&quot;:&quot;Springer&quot;,&quot;publisher-place&quot;:&quot;Wiesbaden&quot;,&quot;title&quot;:&quot;Codeknacker gegen Codemacher. Die faszinierende Geschichte der Verschlüsselung&quot;,&quot;author&quot;:[{&quot;family&quot;:&quot;Schmeh&quot;,&quot;given&quot;:&quot;Klaus&quot;}],&quot;issued&quot;:{&quot;date-parts&quot;:[[&quot;2006&quot;]]}},&quot;locator&quot;:&quot;19f&quot;,&quot;label&quot;:&quot;page&quot;}],&quot;schema&quot;:&quot;https://github.com/citation-style-language/schema/raw/master/csl-citation.json&quot;}"/></field:fieldmark-start><field:fieldmark-separator/>(DuPont 2018; Schmeh 2006, 19f)<field:fieldmark-end/>.</text:p></text:note-body></text:note>, deren Inhalt miteinander kombiniert werden konnte. Der Auszug aus Llulls Werk (Abbildung 1) zeigt Skizzen dieser Scheiben, auf denen Zeichen, Buchstaben und Begriffe abgebildet sind.</text:p>
      <text:p text:style-name="P4"><text:span text:style-name="T13">[</text:span><text:span text:style-name="T14">Abbildung 1</text:span><text:span text:style-name="T13">: Abbildung1_Llull_ars_brevis.jpg, heruntergeladen von </text:span><text:a xlink:type="simple" xlink:href="https://dhmuseum.uni-trier.de/node/354" office:target-frame-name="https://dhmuseum.uni-trier.de/node/354" xlink:show="replace" text:style-name="Default_20_Style" text:visited-style-name="Default_20_Style"><text:span text:style-name="T15">https://dhmuseum.uni-trier.de/node/354</text:span></text:a><text:span text:style-name="T13"> (Duda 2016). Dort trägt sie die Bildunterschrift: „Die vier Figuren der ›Ars brevis‹ des Raimundus Lullus (</text:span><text:a xlink:type="simple" xlink:href="http://dfg-viewer.de/show/?tx_dlf%5Bid%5D=http%3A%2F%2Fzimks68.uni-trier.de%2Fstmatthias%2FT1895%2FT1895-digitalisat.xml&amp;tx_dlf%5Bpage%5D=8&amp;tx_dlf%5Bdouble%5D=0&amp;cHash=f4e40988d0b7f70c9ccb59fa9a0e6493" office:target-frame-name="http://dfg-viewer.de/show/?tx_dlf%5Bid%5D=http%3A%2F%2Fzimks68.uni-trier.de%2Fstmatthias%2FT1895%2FT1895-digitalisat.xml&amp;tx_dlf%5Bpage%5D=8&amp;tx_dlf%5Bdouble%5D=0&amp;cHash=f4e40988d0b7f70c9ccb59fa9a0e6493" xlink:show="replace" text:style-name="Default_20_Style" text:visited-style-name="Default_20_Style"><text:span text:style-name="T15">Stadtbibliothek und Stadtarchiv Trier, Trier Hs. 1895/1428</text:span></text:a><text:span text:style-name="T13">, </text:span><text:a xlink:type="simple" xlink:href="https://creativecommons.org/licenses/by-sa/4.0/deed.de" office:target-frame-name="https://creativecommons.org/licenses/by-sa/4.0/deed.de" xlink:show="replace" text:style-name="Default_20_Style" text:visited-style-name="Default_20_Style"><text:span text:style-name="T15">CC BY-SA 4.0</text:span></text:a><text:span text:style-name="T13">)“]</text:span></text:p>
      <text:p text:style-name="Textkörper_20_Master">Die Idee der <text:span text:style-name="T5">ars combinatoria</text:span> wird heute als herausragend angesehen, da sie Begriffen Zeichen zuweist und über eine Zeichenfolge bestimmte Argumente festhält. Der Inhalt der zu kombinierenden Begriffe in Llulls Kombinatorik beruhe auf grundlegenden Prinzipien, die den drei großen monotheistischen Religionen gemein sind, womit die „konfliktträchtige Tradition der Textinterpretation der jeweiligen heiligen Schriften (Bibel, Talmud, Koran)“ durchbrochen worden sei <text:bookmark-start text:name="ZOTERO_BREF_kyEcM9Rd1mGB"/><field:fieldmark-start text:name="Bookmark Copy 16" field:type="vnd.oasis.opendocument.field.UNHANDLED"><field:param field:name="vnd.oasis.opendocument.field.code" field:value="ADDIN ZOTERO_ITEM CSL_CITATION {&quot;citationID&quot;:&quot;DZbo2Er0&quot;,&quot;properties&quot;:{&quot;formattedCitation&quot;:&quot;(Duda 2016)&quot;,&quot;plainCitation&quot;:&quot;(Duda 2016)&quot;,&quot;noteIndex&quot;:0},&quot;citationItems&quot;:[{&quot;id&quot;:118,&quot;uris&quot;:[&quot;http://zotero.org/users/local/yOxFhQgr/items/9P5ED9I7&quot;],&quot;itemData&quot;:{&quot;id&quot;:118,&quot;type&quot;:&quot;webpage&quot;,&quot;container-title&quot;:&quot;Kompetenzzentrum für elektronische Erschließungs- und Publikationsverfahren in den Geisteswissenschaften der Universität Trie&quot;,&quot;title&quot;:&quot;Die Anfänge moderner Computertechnik. Raimundus Lullus - Leben und Werk&quot;,&quot;URL&quot;:&quot;https://dhmuseum.uni-trier.de/node/354&quot;,&quot;author&quot;:[{&quot;family&quot;:&quot;Duda&quot;,&quot;given&quot;:&quot;Justine&quot;}],&quot;accessed&quot;:{&quot;date-parts&quot;:[[&quot;2024&quot;,1,18]]},&quot;issued&quot;:{&quot;date-parts&quot;:[[&quot;2016&quot;]]}}}],&quot;schema&quot;:&quot;https://github.com/citation-style-language/schema/raw/master/csl-citation.json&quot;}"/></field:fieldmark-start><field:fieldmark-separator/>(Duda 2016)<field:fieldmark-end/><text:bookmark-end text:name="ZOTERO_BREF_kyEcM9Rd1mGB"/>. <text:bookmark-start text:name="ZOTERO_BREF_FnnRGyxbVPhQ"/>Pring-Mill <field:fieldmark-start text:name="Bookmark Copy 17" field:type="vnd.oasis.opendocument.field.UNHANDLED"><field:param field:name="vnd.oasis.opendocument.field.code" field:value="ADDIN ZOTERO_ITEM CSL_CITATION {&quot;citationID&quot;:&quot;pBTFymj2&quot;,&quot;properties&quot;:{&quot;formattedCitation&quot;:&quot;(2001)&quot;,&quot;plainCitation&quot;:&quot;(2001)&quot;,&quot;noteIndex&quot;:0},&quot;citationItems&quot;:[{&quot;id&quot;:151,&quot;uris&quot;:[&quot;http://zotero.org/users/local/yOxFhQgr/items/5VQKTMA6&quot;],&quot;itemData&quot;:{&quot;id&quot;:151,&quot;type&quot;:&quot;book&quot;,&quot;collection-title&quot;:&quot;Clavis pansophiae&quot;,&quot;event-place&quot;:&quot;Stuttgart-Bad Cannstatt&quot;,&quot;ISBN&quot;:&quot;978-3-7728-2002-1&quot;,&quot;publisher&quot;:&quot;Frommann-Holzboog&quot;,&quot;publisher-place&quot;:&quot;Stuttgart-Bad Cannstatt&quot;,&quot;title&quot;:&quot;Der Mikrokosmos Ramon Llulls: eine Einführung in das mittelalterliche Weltbild&quot;,&quot;title-short&quot;:&quot;Der Mikrokosmos Ramon Llulls&quot;,&quot;volume&quot;:&quot;9&quot;,&quot;author&quot;:[{&quot;family&quot;:&quot;Pring-Mill&quot;,&quot;given&quot;:&quot;Robert D. F.&quot;}],&quot;translator&quot;:[{&quot;family&quot;:&quot;Roth&quot;,&quot;given&quot;:&quot;Ulli&quot;}],&quot;issued&quot;:{&quot;date-parts&quot;:[[&quot;2001&quot;]]}},&quot;label&quot;:&quot;page&quot;,&quot;suppress-author&quot;:true}],&quot;schema&quot;:&quot;https://github.com/citation-style-language/schema/raw/master/csl-citation.json&quot;}"/></field:fieldmark-start><field:fieldmark-separator/>(2001)<field:fieldmark-end/><text:bookmark-end text:name="ZOTERO_BREF_FnnRGyxbVPhQ"/> beschreibt den „Mikrokosmos“ von Ramon Llull und liefert eine ausführliche Darstellung des Inhalts der Scheiben und der Funktionsweise ihrer Kombinationen.<text:span text:style-name="T9"> Die Sekundärliteratur ist sich darüber einig, dass Llulls Argumentationsmaschine mehr als ein Übersetzungswerkzeug war und damit die Wahrheit der Menschen erklärbar werden sollte </text:span><field:fieldmark-start text:name="Bookmark Copy 18" field:type="vnd.oasis.opendocument.field.UNHANDLED"><field:param field:name="vnd.oasis.opendocument.field.code" field:value="ADDIN ZOTERO_ITEM CSL_CITATION {&quot;citationID&quot;:&quot;S9jjiHBk&quot;,&quot;properties&quot;:{&quot;formattedCitation&quot;:&quot;(vgl. u. a. Duda 2016; Martiny 2018)&quot;,&quot;plainCitation&quot;:&quot;(vgl. u. a. Duda 2016; Martiny 2018)&quot;,&quot;noteIndex&quot;:0},&quot;citationItems&quot;:[{&quot;id&quot;:118,&quot;uris&quot;:[&quot;http://zotero.org/users/local/yOxFhQgr/items/9P5ED9I7&quot;],&quot;itemData&quot;:{&quot;id&quot;:118,&quot;type&quot;:&quot;webpage&quot;,&quot;container-title&quot;:&quot;Kompetenzzentrum für elektronische Erschließungs- und Publikationsverfahren in den Geisteswissenschaften der Universität Trie&quot;,&quot;title&quot;:&quot;Die Anfänge moderner Computertechnik. Raimundus Lullus - Leben und Werk&quot;,&quot;URL&quot;:&quot;https://dhmuseum.uni-trier.de/node/354&quot;,&quot;author&quot;:[{&quot;family&quot;:&quot;Duda&quot;,&quot;given&quot;:&quot;Justine&quot;}],&quot;accessed&quot;:{&quot;date-parts&quot;:[[&quot;2024&quot;,1,18]]},&quot;issued&quot;:{&quot;date-parts&quot;:[[&quot;2016&quot;]]}},&quot;label&quot;:&quot;page&quot;,&quot;prefix&quot;:&quot;vgl. u. a.&quot;},{&quot;id&quot;:102,&quot;uris&quot;:[&quot;http://zotero.org/users/local/yOxFhQgr/items/6AE7MDIV&quot;],&quot;itemData&quot;:{&quot;id&quot;:102,&quot;type&quot;:&quot;webpage&quot;,&quot;abstract&quot;:&quot;700 Jahre trennen den mallorquinischen Philosophen Ramon Llull (1232-1316) und den deutschen Erfinder Konrad Zuse (1910-1995). Dennoch haben beide mehr gemeinsam, als die zeitliche Distanz nahelegt.&quot;,&quot;language&quot;:&quot;de-DE&quot;,&quot;title&quot;:&quot;Ramón Llulls Wahrheitsmaschine&quot;,&quot;URL&quot;:&quot;https://www.jonasmartiny.com/2018/05/26/ramon-llulls-wahrheitsmaschine/&quot;,&quot;author&quot;:[{&quot;family&quot;:&quot;Martiny&quot;,&quot;given&quot;:&quot;Jonas&quot;}],&quot;accessed&quot;:{&quot;date-parts&quot;:[[&quot;2024&quot;,1,18]]},&quot;issued&quot;:{&quot;date-parts&quot;:[[&quot;2018&quot;]]}}}],&quot;schema&quot;:&quot;https://github.com/citation-style-language/schema/raw/master/csl-citation.json&quot;}"/></field:fieldmark-start><field:fieldmark-separator/>(vgl. u. a. Duda 2016; Martiny 2018)<field:fieldmark-end/><text:span text:style-name="T9">. Llull gilt als Vordenker der Informatik, da er versucht, die Gedankenwelt der Menschen in Grundbegriffe zu zerlegen und sie über einen Code miteinander zu kombinieren. Die Idee, Begriffe durch Buchstaben zu ersetzen, also sprachliche Inhalte durch Zeichenfolgen, ihre Kombination durch eine Kodierung festzuhalten und dann auch wieder zu entschlüsseln, gilt heute als der erste Versuch, Sprache mittels einer Maschine zu verarbeiten, denn dieses algorithmische Verfahren ist das Grundprinzip von Programmier- und Maschinensprachen.</text:span></text:p>
      <text:h text:style-name="Heading_20_1" text:outline-level="1">4. Leibniz und seine Universalsprache</text:h>
      <text:p text:style-name="Textkörper_20_Master">Wie sehr die algorithmischen Verfahren zur Übersetzung durch ihren historischen Kontext und damit auch durch bestimmte weltanschauliche und wissenschaftliche Desiderate geprägt sind, zeigt die Weiterentwicklung von Llulls<text:span text:style-name="T5"> ars combinatoria</text:span> durch Gottfried Wilhelm Leibniz (1646-1716).</text:p>
      <text:p text:style-name="Zitat_20_Master">„Wenn man Charaktere oder Zeichen finden könnte, die alle unsere Gedanken genauso rein und klar ausdrücken könnten, wie die Arithmetik Zahlen oder die Analytische Geometrie Linien ausdrückt, dann könnte man in allen Angelegenheiten, soweit sie dem rationalen Denken zugänglich sind, das tun, was man in der Arithmetik und Geometrie tut.“ <field:fieldmark-start text:name="Bookmark Copy 19" field:type="vnd.oasis.opendocument.field.UNHANDLED"><field:param field:name="vnd.oasis.opendocument.field.code" field:value="ADDIN ZOTERO_ITEM CSL_CITATION {&quot;citationID&quot;:&quot;vzXjFbOF&quot;,&quot;properties&quot;:{&quot;formattedCitation&quot;:&quot;(Leibniz 1960, 90)&quot;,&quot;plainCitation&quot;:&quot;(Leibniz 1960, 90)&quot;,&quot;noteIndex&quot;:0},&quot;citationItems&quot;:[{&quot;id&quot;:590,&quot;uris&quot;:[&quot;http://zotero.org/users/local/yOxFhQgr/items/UVH7G9P6&quot;],&quot;itemData&quot;:{&quot;id&quot;:590,&quot;type&quot;:&quot;book&quot;,&quot;event-place&quot;:&quot;Berlin&quot;,&quot;publisher&quot;:&quot;Akademie-Verlag&quot;,&quot;publisher-place&quot;:&quot;Berlin&quot;,&quot;title&quot;:&quot;Fragmente zur Logik&quot;,&quot;author&quot;:[{&quot;family&quot;:&quot;Leibniz&quot;,&quot;given&quot;:&quot;Gottfried Wilhelm&quot;}],&quot;editor&quot;:[{&quot;family&quot;:&quot;Schmidt&quot;,&quot;given&quot;:&quot;Franz&quot;}],&quot;issued&quot;:{&quot;date-parts&quot;:[[&quot;1960&quot;]]}},&quot;locator&quot;:&quot;90&quot;,&quot;label&quot;:&quot;page&quot;}],&quot;schema&quot;:&quot;https://github.com/citation-style-language/schema/raw/master/csl-citation.json&quot;}"/></field:fieldmark-start><field:fieldmark-separator/>(Leibniz 1960, 90)<field:fieldmark-end/></text:p>
      <text:p text:style-name="Textkörper_20_Master">Leibniz war überzeugt davon, dass nicht nur Sprachen, sondern letztendlich alles, was wir wahrnehmen, aus einzelnen Einheiten besteht (Monadentheorie<text:note text:id="ftn16" text:note-class="footnote"><text:note-citation>8</text:note-citation><text:note-body><text:p text:style-name="P2"><text:s/>Leibniz‘ Monadologie von 1714 beruht auf der Theorie, dass die Welt aus <text:span text:style-name="T5">Monaden</text:span> (griech. <text:span text:style-name="T5">monas</text:span> = Einzelteil, Einzelnes, Substanz) zusammengesetzt ist, und erklärt seine Methode, Gegenstände, die er verstehen will, in ihre Einzelteile zu zerlegen und deren Zusammenhang zu erforschen. Die Vorstellung, dass die <text:span text:style-name="T10">wahrgenommene Welt aus zusammenhängenden Einheiten bestehe, führte ihn zur Überlegung, dass also die wahrgenommene und gedachte Welt in Einzelteile zerlegbar und ihr Zusammenhang kodifizierbar sei.</text:span></text:p></text:note-body></text:note>) und sich deshalb durch eine Kodierung beschreiben lässt. Er erstellte ein duales Zahlensystem, weshalb ihm die Entwicklung der binären Kodierung zugeschrieben wird und er heute als Vordenker der Informatik gilt <field:fieldmark-start text:name="Bookmark Copy 20" field:type="vnd.oasis.opendocument.field.UNHANDLED"><field:param field:name="vnd.oasis.opendocument.field.code" field:value="ADDIN ZOTERO_ITEM CSL_CITATION {&quot;citationID&quot;:&quot;uUXRRZ6u&quot;,&quot;properties&quot;:{&quot;formattedCitation&quot;:&quot;(u. a. Breger 2009)&quot;,&quot;plainCitation&quot;:&quot;(u. a. Breger 2009)&quot;,&quot;noteIndex&quot;:0},&quot;citationItems&quot;:[{&quot;id&quot;:177,&quot;uris&quot;:[&quot;http://zotero.org/users/local/yOxFhQgr/items/7YD9ZDQ2&quot;],&quot;itemData&quot;:{&quot;id&quot;:177,&quot;type&quot;:&quot;chapter&quot;,&quot;container-title&quot;:&quot;Jahrbuch der Akademie der Wissenschaften zu Göttingen 2008&quot;,&quot;event-place&quot;:&quot;Berlin&quot;,&quot;language&quot;:&quot;en&quot;,&quot;page&quot;:&quot;385–391&quot;,&quot;publisher&quot;:&quot;Walter de Gruyter GmbH &amp; Co. KG&quot;,&quot;publisher-place&quot;:&quot;Berlin&quot;,&quot;title&quot;:&quot;Leibniz' binäres Zahlensystem als Grundlage der Computertechnologie&quot;,&quot;URL&quot;:&quot;https://doi.org/10.26015/adwdocs-289&quot;,&quot;author&quot;:[{&quot;family&quot;:&quot;Breger&quot;,&quot;given&quot;:&quot;Herbert&quot;}],&quot;accessed&quot;:{&quot;date-parts&quot;:[[&quot;2024&quot;,4,1]]},&quot;issued&quot;:{&quot;date-parts&quot;:[[&quot;2009&quot;]]}},&quot;label&quot;:&quot;page&quot;,&quot;prefix&quot;:&quot;u. a.&quot;}],&quot;schema&quot;:&quot;https://github.com/citation-style-language/schema/raw/master/csl-citation.json&quot;}"/></field:fieldmark-start><field:fieldmark-separator/>(u. a. Breger 2009)<field:fieldmark-end/>. Als letzter Universalgelehrter<text:note text:id="ftn17" text:note-class="footnote"><text:note-citation>9</text:note-citation><text:note-body><text:p text:style-name="P2"><text:s/>Leibniz lebte in einer Zeit des wissenschaftlichen Umbruchs: In den Geistes- und Naturwissenschaften kristallisierten sich einzelne Disziplinen heraus und es setzte sich die Auffassung durch, dass Zusammenhänge nicht getrennt von ihren Gegenständen vorliegen und durch eine allgemeine Formel erklärbar seien. </text:p></text:note-body></text:note> verknüpfte er mathematische und logische Erkenntnisse mit religiösen Konzepten, wobei Wissenschaft für ihn eine Art Universalkenntnis war. So habe Leibniz das binäre Zahlensystem, bei dem alle Zahlen durch Eins und Null kodiert sind, als „Sinnbild der göttlichen Schöpfung“ <text:bookmark-start text:name="ZOTERO_BREF_peKSq1jTXYU4"/><field:fieldmark-start text:name="Bookmark Copy 21" field:type="vnd.oasis.opendocument.field.UNHANDLED"><field:param field:name="vnd.oasis.opendocument.field.code" field:value="ADDIN ZOTERO_ITEM CSL_CITATION {&quot;citationID&quot;:&quot;uoLNzRb7&quot;,&quot;properties&quot;:{&quot;formattedCitation&quot;:&quot;(Breger 2009, 387)&quot;,&quot;plainCitation&quot;:&quot;(Breger 2009, 387)&quot;,&quot;noteIndex&quot;:0},&quot;citationItems&quot;:[{&quot;id&quot;:177,&quot;uris&quot;:[&quot;http://zotero.org/users/local/yOxFhQgr/items/7YD9ZDQ2&quot;],&quot;itemData&quot;:{&quot;id&quot;:177,&quot;type&quot;:&quot;chapter&quot;,&quot;container-title&quot;:&quot;Jahrbuch der Akademie der Wissenschaften zu Göttingen 2008&quot;,&quot;event-place&quot;:&quot;Berlin&quot;,&quot;language&quot;:&quot;en&quot;,&quot;page&quot;:&quot;385–391&quot;,&quot;publisher&quot;:&quot;Walter de Gruyter GmbH &amp; Co. KG&quot;,&quot;publisher-place&quot;:&quot;Berlin&quot;,&quot;title&quot;:&quot;Leibniz' binäres Zahlensystem als Grundlage der Computertechnologie&quot;,&quot;URL&quot;:&quot;https://doi.org/10.26015/adwdocs-289&quot;,&quot;author&quot;:[{&quot;family&quot;:&quot;Breger&quot;,&quot;given&quot;:&quot;Herbert&quot;}],&quot;accessed&quot;:{&quot;date-parts&quot;:[[&quot;2024&quot;,4,1]]},&quot;issued&quot;:{&quot;date-parts&quot;:[[&quot;2009&quot;]]}},&quot;locator&quot;:&quot;387&quot;}],&quot;schema&quot;:&quot;https://github.com/citation-style-language/schema/raw/master/csl-citation.json&quot;}"/></field:fieldmark-start><field:fieldmark-separator/>(Breger 2009, 387)<field:fieldmark-end/><text:bookmark-end text:name="ZOTERO_BREF_peKSq1jTXYU4"/> beschrieben: Wenn die Eins „die Einheit oder das Eine“ und die Null „das Nichts oder den Mangel an Existenz“ darstelle, werde ersichtlich, dass „Gott oder die absolute Einheit […] alles aus dem Nichts“ erzeuge <field:fieldmark-start text:name="Bookmark Copy 22" field:type="vnd.oasis.opendocument.field.UNHANDLED"><field:param field:name="vnd.oasis.opendocument.field.code" field:value="ADDIN ZOTERO_ITEM CSL_CITATION {&quot;citationID&quot;:&quot;Ul8iWdMY&quot;,&quot;properties&quot;:{&quot;formattedCitation&quot;:&quot;(Breger 2009, 387)&quot;,&quot;plainCitation&quot;:&quot;(Breger 2009, 387)&quot;,&quot;noteIndex&quot;:0},&quot;citationItems&quot;:[{&quot;id&quot;:177,&quot;uris&quot;:[&quot;http://zotero.org/users/local/yOxFhQgr/items/7YD9ZDQ2&quot;],&quot;itemData&quot;:{&quot;id&quot;:177,&quot;type&quot;:&quot;chapter&quot;,&quot;container-title&quot;:&quot;Jahrbuch der Akademie der Wissenschaften zu Göttingen 2008&quot;,&quot;event-place&quot;:&quot;Berlin&quot;,&quot;language&quot;:&quot;en&quot;,&quot;page&quot;:&quot;385–391&quot;,&quot;publisher&quot;:&quot;Walter de Gruyter GmbH &amp; Co. KG&quot;,&quot;publisher-place&quot;:&quot;Berlin&quot;,&quot;title&quot;:&quot;Leibniz' binäres Zahlensystem als Grundlage der Computertechnologie&quot;,&quot;URL&quot;:&quot;https://doi.org/10.26015/adwdocs-289&quot;,&quot;author&quot;:[{&quot;family&quot;:&quot;Breger&quot;,&quot;given&quot;:&quot;Herbert&quot;}],&quot;accessed&quot;:{&quot;date-parts&quot;:[[&quot;2024&quot;,4,1]]},&quot;issued&quot;:{&quot;date-parts&quot;:[[&quot;2009&quot;]]}},&quot;locator&quot;:&quot;387&quot;}],&quot;schema&quot;:&quot;https://github.com/citation-style-language/schema/raw/master/csl-citation.json&quot;}"/></field:fieldmark-start><field:fieldmark-separator/>(ebd.)<field:fieldmark-end/>.</text:p>
      <text:p text:style-name="Textkörper_20_Master"><text:span text:style-name="T9">Leibniz zählt zu den Vertretern der wissenschaftlichen Überzeugung, dass alle Sprachen auf einem gemeinsamen Code beruhen. So verfasste Athanasius Kircher (1602-1680) auf der Suche nach einer Interlingua als sprachuniversalem Code die </text:span><text:span text:style-name="T4">Polygraphia nova et universalis – </text:span><text:span text:style-name="T16">eine Plansprache, die den</text:span> schriftlichen Austausch unter den Völkern ermöglichen sollte und durch die G<text:span text:style-name="T9">eheimsprache von Johannes Trithemius (1462‑1516, P</text:span><text:span text:style-name="T6">olygraphiæ libri sex</text:span><text:span text:style-name="T9">) inspiriert gewesen sei </text:span><field:fieldmark-start text:name="Bookmark Copy 23" field:type="vnd.oasis.opendocument.field.UNHANDLED"><field:param field:name="vnd.oasis.opendocument.field.code" field:value="ADDIN ZOTERO_ITEM CSL_CITATION {&quot;citationID&quot;:&quot;uP3y499m&quot;,&quot;properties&quot;:{&quot;formattedCitation&quot;:&quot;(vgl. Strasser 1988)&quot;,&quot;plainCitation&quot;:&quot;(vgl. Strasser 1988)&quot;,&quot;noteIndex&quot;:0},&quot;citationItems&quot;:[{&quot;id&quot;:123,&quot;uris&quot;:[&quot;http://zotero.org/users/local/yOxFhQgr/items/SWEMDGNP&quot;],&quot;itemData&quot;:{&quot;id&quot;:123,&quot;type&quot;:&quot;book&quot;,&quot;collection-title&quot;:&quot;Wolfenbütteler Forschungen&quot;,&quot;event-place&quot;:&quot;Wiesbaden&quot;,&quot;ISBN&quot;:&quot;978-3-447-02814-1&quot;,&quot;language&quot;:&quot;German&quot;,&quot;publisher&quot;:&quot;Harrassowitz&quot;,&quot;publisher-place&quot;:&quot;Wiesbaden&quot;,&quot;title&quot;:&quot;Lingua universalis: Kryptologie und Theorie der Universalsprachen im 16. und 17. Jahrhundert&quot;,&quot;URL&quot;:&quot;http://d-nb.info/880432756/04&quot;,&quot;author&quot;:[{&quot;family&quot;:&quot;Strasser&quot;,&quot;given&quot;:&quot;Gerhard Friedrich&quot;}],&quot;issued&quot;:{&quot;date-parts&quot;:[[&quot;1988&quot;]]}},&quot;label&quot;:&quot;page&quot;,&quot;prefix&quot;:&quot;vgl.&quot;}],&quot;schema&quot;:&quot;https://github.com/citation-style-language/schema/raw/master/csl-citation.json&quot;}"/></field:fieldmark-start><field:fieldmark-separator/>(Strasser 1988)<field:fieldmark-end/><text:span text:style-name="T9">. Leibniz‘ c</text:span><text:span text:style-name="T7">haracteristica universalis </text:span><text:span text:style-name="T9">verfolge die Idee eines „Alphabets des menschlichen Denkens“, welches durch Grundbegriffe alle menschlichen Begriffe umfasse, womit „alle wahren Sätze“ mechanisch gebildet werden könnten </text:span><field:fieldmark-start text:name="Bookmark Copy 24" field:type="vnd.oasis.opendocument.field.UNHANDLED"><field:param field:name="vnd.oasis.opendocument.field.code" field:value="ADDIN ZOTERO_ITEM CSL_CITATION {&quot;citationID&quot;:&quot;20TECfn7&quot;,&quot;properties&quot;:{&quot;formattedCitation&quot;:&quot;(Bed\\uc0\\u252{}rftig und Murawski 2015, 56)&quot;,&quot;plainCitation&quot;:&quot;(Bedürftig und Murawski 2015, 56)&quot;,&quot;noteIndex&quot;:0},&quot;citationItems&quot;:[{&quot;id&quot;:140,&quot;uris&quot;:[&quot;http://zotero.org/users/local/yOxFhQgr/items/68W6KXRU&quot;],&quot;itemData&quot;:{&quot;id&quot;:140,&quot;type&quot;:&quot;book&quot;,&quot;edition&quot;:&quot;3&quot;,&quot;event-place&quot;:&quot;Berlin, Boston&quot;,&quot;ISBN&quot;:&quot;978-3-11-033117-2&quot;,&quot;language&quot;:&quot;German&quot;,&quot;publisher&quot;:&quot;De Gruyter&quot;,&quot;publisher-place&quot;:&quot;Berlin, Boston&quot;,&quot;title&quot;:&quot;Philosophie der Mathematik&quot;,&quot;author&quot;:[{&quot;family&quot;:&quot;Bedürftig&quot;,&quot;given&quot;:&quot;Thomas&quot;},{&quot;family&quot;:&quot;Murawski&quot;,&quot;given&quot;:&quot;Roman&quot;}],&quot;accessed&quot;:{&quot;date-parts&quot;:[[&quot;2024&quot;,1,21]]},&quot;issued&quot;:{&quot;date-parts&quot;:[[&quot;2015&quot;]]}},&quot;locator&quot;:&quot;56&quot;}],&quot;schema&quot;:&quot;https://github.com/citation-style-language/schema/raw/master/csl-citation.json&quot;}"/></field:fieldmark-start><field:fieldmark-separator/><text:span text:style-name="T12">(Bedürftig und Murawski 2015, 56)</text:span><field:fieldmark-end/><text:span text:style-name="T9">. Die erdachte Universalsprache sollte „alle Begriffe der Wissenschaften ausdrücken“ und der „Verständigung der Menschen aller Nationen“ dienen </text:span><field:fieldmark-start text:name="Bookmark Copy 25" field:type="vnd.oasis.opendocument.field.UNHANDLED"><field:param field:name="vnd.oasis.opendocument.field.code" field:value="ADDIN ZOTERO_ITEM CSL_CITATION {&quot;citationID&quot;:&quot;O6xhytaK&quot;,&quot;properties&quot;:{&quot;formattedCitation&quot;:&quot;(Bed\\uc0\\u252{}rftig und Murawski 2015, 56)&quot;,&quot;plainCitation&quot;:&quot;(Bedürftig und Murawski 2015, 56)&quot;,&quot;noteIndex&quot;:0},&quot;citationItems&quot;:[{&quot;id&quot;:140,&quot;uris&quot;:[&quot;http://zotero.org/users/local/yOxFhQgr/items/68W6KXRU&quot;],&quot;itemData&quot;:{&quot;id&quot;:140,&quot;type&quot;:&quot;book&quot;,&quot;edition&quot;:&quot;3&quot;,&quot;event-place&quot;:&quot;Berlin, Boston&quot;,&quot;ISBN&quot;:&quot;978-3-11-033117-2&quot;,&quot;language&quot;:&quot;German&quot;,&quot;publisher&quot;:&quot;De Gruyter&quot;,&quot;publisher-place&quot;:&quot;Berlin, Boston&quot;,&quot;title&quot;:&quot;Philosophie der Mathematik&quot;,&quot;author&quot;:[{&quot;family&quot;:&quot;Bedürftig&quot;,&quot;given&quot;:&quot;Thomas&quot;},{&quot;family&quot;:&quot;Murawski&quot;,&quot;given&quot;:&quot;Roman&quot;}],&quot;accessed&quot;:{&quot;date-parts&quot;:[[&quot;2024&quot;,1,21]]},&quot;issued&quot;:{&quot;date-parts&quot;:[[&quot;2015&quot;]]}},&quot;locator&quot;:&quot;56&quot;}],&quot;schema&quot;:&quot;https://github.com/citation-style-language/schema/raw/master/csl-citation.json&quot;}"/></field:fieldmark-start><field:fieldmark-separator/><text:span text:style-name="T12">(ebd.)</text:span><field:fieldmark-end/><text:span text:style-name="T9">.</text:span></text:p>
      <text:p text:style-name="Zitat_20_Master">„Und wenn dies geschieht [...], werden zwei Philosophen, die in einen Streit geraten, nicht anders argumentieren als zwei Rechenmeister. Es genügt, dass sie eine Feder in die Hand nehmen, sich vor ein Täfelchen setzen und zueinander sagen: ‚Calculemus!‘ (Rechnen wir!)“ <text:bookmark-start text:name="ZOTERO_BREF_xTtN090OfIuP"/><field:fieldmark-start text:name="Bookmark Copy 26" field:type="vnd.oasis.opendocument.field.UNHANDLED"><field:param field:name="vnd.oasis.opendocument.field.code" field:value="ADDIN ZOTERO_ITEM CSL_CITATION {&quot;citationID&quot;:&quot;AZ3vljw2&quot;,&quot;properties&quot;:{&quot;formattedCitation&quot;:&quot;(Leibniz 1890, 7:198f)&quot;,&quot;plainCitation&quot;:&quot;(Leibniz 1890, 7:198f)&quot;,&quot;noteIndex&quot;:0},&quot;citationItems&quot;:[{&quot;id&quot;:187,&quot;uris&quot;:[&quot;http://zotero.org/users/local/yOxFhQgr/items/MGPAWW58&quot;],&quot;itemData&quot;:{&quot;id&quot;:187,&quot;type&quot;:&quot;book&quot;,&quot;event-place&quot;:&quot;Berlin&quot;,&quot;publisher&quot;:&quot;Weidmann&quot;,&quot;publisher-place&quot;:&quot;Berlin&quot;,&quot;title&quot;:&quot;Die philosophischen Schriften&quot;,&quot;volume&quot;:&quot;7&quot;,&quot;author&quot;:[{&quot;family&quot;:&quot;Leibniz&quot;,&quot;given&quot;:&quot;Gottfried Wilhelm&quot;}],&quot;editor&quot;:[{&quot;family&quot;:&quot;Gerhardt&quot;,&quot;given&quot;:&quot;Carl Immanuel&quot;}],&quot;issued&quot;:{&quot;date-parts&quot;:[[&quot;1890&quot;]]}},&quot;locator&quot;:&quot;198f&quot;,&quot;label&quot;:&quot;page&quot;}],&quot;schema&quot;:&quot;https://github.com/citation-style-language/schema/raw/master/csl-citation.json&quot;}"/></field:fieldmark-start><field:fieldmark-separator/>(Leibniz 1890, 7:198f)<field:fieldmark-end/><text:bookmark-end text:name="ZOTERO_BREF_xTtN090OfIuP"/>.</text:p>
      <text:p text:style-name="P4">Hier wird deutlich, dass die Universalsprache nicht ausschließlich als Übersetzungswerkzeug konzipiert wurde, sondern dass durch sie algorithmische Verfahren möglich werden sollten, mit denen die Arbeit der Wissenschaft erleichtert und die Wahrheit zugänglicher würde. Leibniz war überzeugt, dass es „unwürdig“ sei, die Zeit der Gelehrten mit einfachen Rechenaufgaben zu verschwenden und dass mit Maschinen solche Aufgaben schneller und fehlerfrei gelöst werden könnten. So entwarf er unter anderem seine <text:span text:style-name="T5">machina deciphratoria</text:span> zur Verschlüsselung und Entschlüsselung von Botschaften.</text:p>
      <text:p text:style-name="Textkörper_20_Master"><text:soft-page-break/>Seine Entwürfe für Rechenmaschinen waren für die Entwicklung der Mechanik zur Lösung von mathematischen Problemen ein gewaltiger Fortschritt. Er erfand das Prinzip der Staffelwalze, welches als handschriftliche Skizze in Abbildung 2 zu sehen ist. Die Rechenmaschine auf Abbildung 3 ist ein Originalentwurf von 1690. Seinerzeit fehlte es noch an geeigneten Baumaterialien als technische Voraussetzung für solche feinmechanischen Apparaturen und die Umsetzung seiner Entwürfe bedurfte der Entwicklung und Forschung im Bereich der Feinmechanik.</text:p>
      <text:p text:style-name="P4"><text:span text:style-name="T13">[</text:span><text:span text:style-name="T14">Abbildung 2</text:span><text:span text:style-name="T13">: Abbildung2_Sprossenrad_leibniz.png. Heruntergeladen von </text:span><text:a xlink:type="simple" xlink:href="https://commons.wikimedia.org/wiki/File:Sprossenrad_leibniz.png" office:target-frame-name="https://commons.wikimedia.org/wiki/File:Sprossenrad_leibniz.png" xlink:show="replace" text:style-name="Default_20_Style" text:visited-style-name="Default_20_Style"><text:span text:style-name="T15">https://commons.wikimedia.org/wiki/File:Sprossenrad_leibniz.png</text:span></text:a><text:span text:style-name="T13">, dort auch Infos zur Weiterverwendung, keine bessere Auflösung vorhanden.]</text:span></text:p>
      <text:p text:style-name="P4"><text:span text:style-name="T13">[</text:span><text:span text:style-name="T14">Abbildung 3: </text:span><text:span text:style-name="T13">Abbildung 3_Leibniz_Rechenmaschine_(1960).jpg. Heruntergeladen von </text:span><text:a xlink:type="simple" xlink:href="https://de.wikipedia.org/wiki/Rechenmaschine#/media/Datei:Leibniz_Rechenmaschine_(1690).jpg" text:style-name="Default_20_Style" text:visited-style-name="Default_20_Style"><text:span text:style-name="T15">https://de.wikipedia.org/wiki/Rechenmaschine#/media/Datei:Leibniz_Rechenmaschine_(1690).jpg</text:span></text:a><text:span text:style-name="T13">, dort Infos zur Weiterverwendung, 8,4 MB, andere Größen vorhanden.]</text:span></text:p>
      <text:h text:style-name="Heading_20_1" text:outline-level="1">5. Bechers Programmierversuch</text:h>
      <text:p text:style-name="Textkörper_20_Master">Zum Lebenswerk von Johann Joachim Becher (1635-1682) gehört die Entwicklung einer Interlingua als Code zur Entschlüsselung fremder Sprachen. <text:span text:style-name="T9">Bechers Wirken als Chemiker, Techniker und Politikberater, seine Schriften über Handel und Warenexport und die Gründung einer Art Technologiezentrum für verschiedene Handelszweige verdeutlichen den gesellschaftlichen Kontext seiner Idee. Sprengler (2014) bezeichnet ihn als ersten Volkswirt, der als Merkantilist die Produktion und den Export von Waren fördern wollte. Er sei selbst kein Kaufmann gewesen, sondern habe sich theoretisch mit den Voraussetzungen für den Verkauf von Gütern in andere Länder beschäftigt </text:span><text:bookmark-start text:name="ZOTERO_BREF_vMbYz7uIcezs"/><field:fieldmark-start text:name="Bookmark Copy 27" field:type="vnd.oasis.opendocument.field.UNHANDLED"><field:param field:name="vnd.oasis.opendocument.field.code" field:value="ADDIN ZOTERO_ITEM CSL_CITATION {&quot;citationID&quot;:&quot;P3juuQXS&quot;,&quot;properties&quot;:{&quot;formattedCitation&quot;:&quot;(Sprengler 2014)&quot;,&quot;plainCitation&quot;:&quot;(Sprengler 2014)&quot;,&quot;noteIndex&quot;:0},&quot;citationItems&quot;:[{&quot;id&quot;:121,&quot;uris&quot;:[&quot;http://zotero.org/users/local/yOxFhQgr/items/NWFYQ75F&quot;],&quot;itemData&quot;:{&quot;id&quot;:121,&quot;type&quot;:&quot;chapter&quot;,&quot;collection-title&quot;:&quot;Schriftenreihe der Johann-Joachim-Becher-Gesellschaft zu Speyer&quot;,&quot;container-title&quot;:&quot;J. J. Becher und die Gegenwart : Hans-Joachim Spengler zum 70. Geburtstag&quot;,&quot;event-place&quot;:&quot;Speyer&quot;,&quot;page&quot;:&quot;31–33&quot;,&quot;publisher&quot;:&quot;Johann-Joachim-Becher-Gesellschaft&quot;,&quot;publisher-place&quot;:&quot;Speyer&quot;,&quot;title&quot;:&quot;Johann Joachim Becher - der erste Volkswirt&quot;,&quot;URL&quot;:&quot;https://rpb.lbz-rlp.de/107t160153&quot;,&quot;volume&quot;:&quot;32&quot;,&quot;author&quot;:[{&quot;family&quot;:&quot;Sprengler&quot;,&quot;given&quot;:&quot;Hans-Joachim&quot;}],&quot;editor&quot;:[{&quot;family&quot;:&quot;Böhret&quot;,&quot;given&quot;:&quot;Carl&quot;}],&quot;accessed&quot;:{&quot;date-parts&quot;:[[&quot;2024&quot;,1,18]]},&quot;issued&quot;:{&quot;date-parts&quot;:[[&quot;2014&quot;]]}}}],&quot;schema&quot;:&quot;https://github.com/citation-style-language/schema/raw/master/csl-citation.json&quot;}"/></field:fieldmark-start><field:fieldmark-separator/>(Sprengler 2014)<field:fieldmark-end/><text:bookmark-end text:name="ZOTERO_BREF_vMbYz7uIcezs"/><text:span text:style-name="T9">. Becher selbst sah sein Werk als Beitrag zur Völkerverständigung. Seine Methode zur Kommunikation in anderen Sprachen versah er mit dem Untertitel „Eine geheimschriftliche Erfindung, bisher unerhört, womit jeder beim Lesen in seiner eigenen Sprache verschiedene, ja sogar alle Sprachen, durch eintägiges Einarbeiten erklären und verstehen kann“ </text:span><text:bookmark-start text:name="ZOTERO_BREF_qtECrn2T6tGz"/><field:fieldmark-start text:name="Bookmark Copy 28" field:type="vnd.oasis.opendocument.field.UNHANDLED"><field:param field:name="vnd.oasis.opendocument.field.code" field:value="ADDIN ZOTERO_ITEM CSL_CITATION {&quot;citationID&quot;:&quot;TDJsdVxU&quot;,&quot;properties&quot;:{&quot;formattedCitation&quot;:&quot;(Becher 1962)&quot;,&quot;plainCitation&quot;:&quot;(Becher 1962)&quot;,&quot;noteIndex&quot;:0},&quot;citationItems&quot;:[{&quot;id&quot;:189,&quot;uris&quot;:[&quot;http://zotero.org/users/local/yOxFhQgr/items/ZMRGIGR3&quot;],&quot;itemData&quot;:{&quot;id&quot;:189,&quot;type&quot;:&quot;book&quot;,&quot;collection-title&quot;:&quot;Veröffentlichungen der Wirtschaftshochschule Mannheim&quot;,&quot;event-place&quot;:&quot;Stuttgart&quot;,&quot;language&quot;:&quot;de&quot;,&quot;publisher&quot;:&quot;W. Kohlhammer&quot;,&quot;publisher-place&quot;:&quot;Stuttgart&quot;,&quot;title&quot;:&quot;Zur mechanischen Sprachübersetzung. Ein Programmierungsversuch aus dem Jahre 1661. Allgemeine Verschlüsselung der Sprachen (Character, pro Notitia Linguarum Universali) deutsch-lateinisch&quot;,&quot;title-short&quot;:&quot;Zur mechanischen Sprachübersetzung&quot;,&quot;author&quot;:[{&quot;family&quot;:&quot;Becher&quot;,&quot;given&quot;:&quot;Johann Joachim&quot;}],&quot;editor&quot;:[{&quot;family&quot;:&quot;Waffenschmidt&quot;,&quot;given&quot;:&quot;Prof. Dr. Walter Georg&quot;}],&quot;issued&quot;:{&quot;date-parts&quot;:[[&quot;1962&quot;]]}}}],&quot;schema&quot;:&quot;https://github.com/citation-style-language/schema/raw/master/csl-citation.json&quot;}"/></field:fieldmark-start><field:fieldmark-separator/>(Becher 1962)<field:fieldmark-end/><text:bookmark-end text:name="ZOTERO_BREF_qtECrn2T6tGz"/>. </text:p>
      <text:p text:style-name="Textkörper_20_Master"><text:span text:style-name="T9">Sein Werk </text:span><text:span text:style-name="T7">Allgemeine Verschlüsselung der Sprachen</text:span><text:span text:style-name="T9"> aus dem Jahre 1661 wird heute als der erste Programmierversuch bezeichnet. </text:span>Bec<text:span text:style-name="T9">her kannte Kirchers Entwurf einer Plansprache und entwarf ein Sprachsystem mit über zehntausend Wörtern, die er in einem erweiterbaren Indexverzeichnis festhielt. Die Zahlencodes wurden als Punkte und Striche in „Schlüsseln“ (siehe Abbildung 4 und 5) graphisch umgesetzt. Abbildung 4 zeigt das Grundprinzip zur Entschlüsselung, dem beim Lesen dieser Zeichen gefolgt werden muss:</text:span></text:p>
      <text:p text:style-name="Zitat_20_Master">„Wenn du im Raum von A oder B, C, D ein kleines Strichlein in waagerechter Richtung erblickst, so bedeutet dies fünf. Einzelne Pünktchen bei A bezeichnen jedesmal eine Einheit, so oft sie gesetzt sind. Senkrechte Striche in B erfordern, daß du soviele Zehnereinheiten zählst, wie Striche da sind, in C soviele Hunderteinheiten wie Striche, in D soviele Tausender wie Striche vorhanden sind.“ <text:bookmark-start text:name="ZOTERO_BREF_XmvEInIxRlGw"/><field:fieldmark-start text:name="Bookmark Copy 29" field:type="vnd.oasis.opendocument.field.UNHANDLED"><field:param field:name="vnd.oasis.opendocument.field.code" field:value="ADDIN ZOTERO_ITEM CSL_CITATION {&quot;citationID&quot;:&quot;pQoK3rFu&quot;,&quot;properties&quot;:{&quot;formattedCitation&quot;:&quot;(Becher 1962, 31)&quot;,&quot;plainCitation&quot;:&quot;(Becher 1962, 31)&quot;,&quot;noteIndex&quot;:0},&quot;citationItems&quot;:[{&quot;id&quot;:189,&quot;uris&quot;:[&quot;http://zotero.org/users/local/yOxFhQgr/items/ZMRGIGR3&quot;],&quot;itemData&quot;:{&quot;id&quot;:189,&quot;type&quot;:&quot;book&quot;,&quot;collection-title&quot;:&quot;Veröffentlichungen der Wirtschaftshochschule Mannheim&quot;,&quot;event-place&quot;:&quot;Stuttgart&quot;,&quot;language&quot;:&quot;de&quot;,&quot;publisher&quot;:&quot;W. Kohlhammer&quot;,&quot;publisher-place&quot;:&quot;Stuttgart&quot;,&quot;title&quot;:&quot;Zur mechanischen Sprachübersetzung. Ein Programmierungsversuch aus dem Jahre 1661. Allgemeine Verschlüsselung der Sprachen (Character, pro Notitia Linguarum Universali) deutsch-lateinisch&quot;,&quot;title-short&quot;:&quot;Zur mechanischen Sprachübersetzung&quot;,&quot;author&quot;:[{&quot;family&quot;:&quot;Becher&quot;,&quot;given&quot;:&quot;Johann Joachim&quot;}],&quot;editor&quot;:[{&quot;family&quot;:&quot;Waffenschmidt&quot;,&quot;given&quot;:&quot;Prof. Dr. Walter Georg&quot;}],&quot;issued&quot;:{&quot;date-parts&quot;:[[&quot;1962&quot;]]}},&quot;locator&quot;:&quot;31&quot;}],&quot;schema&quot;:&quot;https://github.com/citation-style-language/schema/raw/master/csl-citation.json&quot;}"/></field:fieldmark-start><field:fieldmark-separator/>(Becher 1962, 31)<field:fieldmark-end/><text:bookmark-end text:name="ZOTERO_BREF_XmvEInIxRlGw"/></text:p>
      <text:p text:style-name="Textkörper_20_Master"><text:span text:style-name="T9">In den Bereichen A, B, C und D (siehe Abbildung 4) werde ein Wort anhand des Index dargestellt. Der zweite Teil des Schlüssels in den Bereichen E, F, G, H und I zeige die „Flexion des Wortes“ </text:span><text:bookmark-start text:name="ZOTERO_BREF_caDXzsB2htK7"/><field:fieldmark-start text:name="Bookmark Copy 30" field:type="vnd.oasis.opendocument.field.UNHANDLED"><field:param field:name="vnd.oasis.opendocument.field.code" field:value="ADDIN ZOTERO_ITEM CSL_CITATION {&quot;citationID&quot;:&quot;SUjAECJV&quot;,&quot;properties&quot;:{&quot;formattedCitation&quot;:&quot;(Becher 1962, 32)&quot;,&quot;plainCitation&quot;:&quot;(Becher 1962, 32)&quot;,&quot;noteIndex&quot;:0},&quot;citationItems&quot;:[{&quot;id&quot;:189,&quot;uris&quot;:[&quot;http://zotero.org/users/local/yOxFhQgr/items/ZMRGIGR3&quot;],&quot;itemData&quot;:{&quot;id&quot;:189,&quot;type&quot;:&quot;book&quot;,&quot;collection-title&quot;:&quot;Veröffentlichungen der Wirtschaftshochschule Mannheim&quot;,&quot;event-place&quot;:&quot;Stuttgart&quot;,&quot;language&quot;:&quot;de&quot;,&quot;publisher&quot;:&quot;W. Kohlhammer&quot;,&quot;publisher-place&quot;:&quot;Stuttgart&quot;,&quot;title&quot;:&quot;Zur mechanischen Sprachübersetzung. Ein Programmierungsversuch aus dem Jahre 1661. Allgemeine Verschlüsselung der Sprachen (Character, pro Notitia Linguarum Universali) deutsch-lateinisch&quot;,&quot;title-short&quot;:&quot;Zur mechanischen Sprachübersetzung&quot;,&quot;author&quot;:[{&quot;family&quot;:&quot;Becher&quot;,&quot;given&quot;:&quot;Johann Joachim&quot;}],&quot;editor&quot;:[{&quot;family&quot;:&quot;Waffenschmidt&quot;,&quot;given&quot;:&quot;Prof. Dr. Walter Georg&quot;}],&quot;issued&quot;:{&quot;date-parts&quot;:[[&quot;1962&quot;]]}},&quot;locator&quot;:&quot;32&quot;}],&quot;schema&quot;:&quot;https://github.com/citation-style-language/schema/raw/master/csl-citation.json&quot;}"/></field:fieldmark-start><field:fieldmark-separator/>(Becher 1962, 32)<field:fieldmark-end/><text:bookmark-end text:name="ZOTERO_BREF_caDXzsB2htK7"/><text:span text:style-name="T9">. In den Bereichen L und K können Satzzeichen markiert und Pluszeichen ergänzt werden. So markiere z. B. ein Pluszeichen die adverbiale Verwendung eines Wortes, drei Pluszeichen bedeuten hingegen, dass es sich um „eine reine Zahl“ handelt </text:span><field:fieldmark-start text:name="Bookmark Copy 31" field:type="vnd.oasis.opendocument.field.UNHANDLED"><field:param field:name="vnd.oasis.opendocument.field.code" field:value="ADDIN ZOTERO_ITEM CSL_CITATION {&quot;citationID&quot;:&quot;bNym35Sv&quot;,&quot;properties&quot;:{&quot;formattedCitation&quot;:&quot;(Becher 1962, 32)&quot;,&quot;plainCitation&quot;:&quot;(Becher 1962, 32)&quot;,&quot;noteIndex&quot;:0},&quot;citationItems&quot;:[{&quot;id&quot;:189,&quot;uris&quot;:[&quot;http://zotero.org/users/local/yOxFhQgr/items/ZMRGIGR3&quot;],&quot;itemData&quot;:{&quot;id&quot;:189,&quot;type&quot;:&quot;book&quot;,&quot;collection-title&quot;:&quot;Veröffentlichungen der Wirtschaftshochschule Mannheim&quot;,&quot;event-place&quot;:&quot;Stuttgart&quot;,&quot;language&quot;:&quot;de&quot;,&quot;publisher&quot;:&quot;W. Kohlhammer&quot;,&quot;publisher-place&quot;:&quot;Stuttgart&quot;,&quot;title&quot;:&quot;Zur mechanischen Sprachübersetzung. Ein Programmierungsversuch aus dem Jahre 1661. Allgemeine Verschlüsselung der Sprachen (Character, pro Notitia Linguarum Universali) deutsch-lateinisch&quot;,&quot;title-short&quot;:&quot;Zur mechanischen Sprachübersetzung&quot;,&quot;author&quot;:[{&quot;family&quot;:&quot;Becher&quot;,&quot;given&quot;:&quot;Johann Joachim&quot;}],&quot;editor&quot;:[{&quot;family&quot;:&quot;Waffenschmidt&quot;,&quot;given&quot;:&quot;Prof. Dr. Walter Georg&quot;}],&quot;issued&quot;:{&quot;date-parts&quot;:[[&quot;1962&quot;]]}},&quot;locator&quot;:&quot;32&quot;}],&quot;schema&quot;:&quot;https://github.com/citation-style-language/schema/raw/master/csl-citation.json&quot;}"/></field:fieldmark-start><field:fieldmark-separator/>(Becher 1962, 32)<field:fieldmark-end/><text:span text:style-name="T9">. Abbildung 5 ist der Abhandlung von </text:span><text:bookmark-start text:name="ZOTERO_BREF_ZHzjAM0F01ls"/>Reinermann <field:fieldmark-start text:name="Bookmark Copy 32" field:type="vnd.oasis.opendocument.field.UNHANDLED"><field:param field:name="vnd.oasis.opendocument.field.code" field:value="ADDIN ZOTERO_ITEM CSL_CITATION {&quot;citationID&quot;:&quot;5wa0gzNQ&quot;,&quot;properties&quot;:{&quot;formattedCitation&quot;:&quot;(2006)&quot;,&quot;plainCitation&quot;:&quot;(2006)&quot;,&quot;noteIndex&quot;:0},&quot;citationItems&quot;:[{&quot;id&quot;:112,&quot;uris&quot;:[&quot;http://zotero.org/users/local/yOxFhQgr/items/6PMYMXC3&quot;],&quot;itemData&quot;:{&quot;id&quot;:112,&quot;type&quot;:&quot;chapter&quot;,&quot;collection-number&quot;:&quot;22&quot;,&quot;collection-title&quot;:&quot;Schriftenreihe der Johann Joachim Becher-Gesellschaft e.V&quot;,&quot;container-title&quot;:&quot;Zwei Tüftler aus der Pfalz: J.J. Becher und H. Hollerith&quot;,&quot;event-place&quot;:&quot;Speyer&quot;,&quot;note&quot;:&quot;publisher-place: Speyer&quot;,&quot;page&quot;:&quot;5-47&quot;,&quot;publisher&quot;:&quot;Johann-Joachim-Becher-Gesellschaft zu Speyer:&quot;,&quot;publisher-place&quot;:&quot;Speyer&quot;,&quot;title&quot;:&quot;Automatische Sprachübersetzung anno 1661 mit Johann Joachim Becher&quot;,&quot;URL&quot;:&quot;https://www.uni-speyer.de/fileadmin/Ehemalige/Reinermann/jjbheft22.pdf&quot;,&quot;author&quot;:[{&quot;family&quot;:&quot;Reinermann&quot;,&quot;given&quot;:&quot;Heinrich&quot;}],&quot;accessed&quot;:{&quot;date-parts&quot;:[[&quot;2024&quot;,1,18]]},&quot;issued&quot;:{&quot;date-parts&quot;:[[&quot;2006&quot;]]}},&quot;label&quot;:&quot;page&quot;,&quot;suppress-author&quot;:true}],&quot;schema&quot;:&quot;https://github.com/citation-style-language/schema/raw/master/csl-citation.json&quot;}"/></field:fieldmark-start><field:fieldmark-separator/>(2006)<field:fieldmark-end/><text:bookmark-end text:name="ZOTERO_BREF_ZHzjAM0F01ls"/><text:span text:style-name="T9"> entnommen und veranschaulicht die Bechersche Methode an einem Beispielsatz. Aufgrund der Komplexität des entwickelten Zeichensystems wird Becher, trotzdem sich seine Methode aufgrund vieler praktischer Mängel nicht durchsetzen konnte, als ein Vordenker der automatischen Sprachübersetzung angesehen </text:span><field:fieldmark-start text:name="Bookmark Copy 33" field:type="vnd.oasis.opendocument.field.UNHANDLED"><field:param field:name="vnd.oasis.opendocument.field.code" field:value="ADDIN ZOTERO_ITEM CSL_CITATION {&quot;citationID&quot;:&quot;Ursu6gF5&quot;,&quot;properties&quot;:{&quot;formattedCitation&quot;:&quot;(vgl. Reinermann 2006)&quot;,&quot;plainCitation&quot;:&quot;(vgl. Reinermann 2006)&quot;,&quot;noteIndex&quot;:0},&quot;citationItems&quot;:[{&quot;id&quot;:112,&quot;uris&quot;:[&quot;http://zotero.org/users/local/yOxFhQgr/items/6PMYMXC3&quot;],&quot;itemData&quot;:{&quot;id&quot;:112,&quot;type&quot;:&quot;chapter&quot;,&quot;collection-number&quot;:&quot;22&quot;,&quot;collection-title&quot;:&quot;Schriftenreihe der Johann Joachim Becher-Gesellschaft e.V&quot;,&quot;container-title&quot;:&quot;Zwei Tüftler aus der Pfalz: J.J. Becher und H. Hollerith&quot;,&quot;event-place&quot;:&quot;Speyer&quot;,&quot;note&quot;:&quot;publisher-place: Speyer&quot;,&quot;page&quot;:&quot;5-47&quot;,&quot;publisher&quot;:&quot;Johann-Joachim-Becher-Gesellschaft zu Speyer:&quot;,&quot;publisher-place&quot;:&quot;Speyer&quot;,&quot;title&quot;:&quot;Automatische Sprachübersetzung anno 1661 mit Johann Joachim Becher&quot;,&quot;URL&quot;:&quot;https://www.uni-speyer.de/fileadmin/Ehemalige/Reinermann/jjbheft22.pdf&quot;,&quot;author&quot;:[{&quot;family&quot;:&quot;Reinermann&quot;,&quot;given&quot;:&quot;Heinrich&quot;}],&quot;accessed&quot;:{&quot;date-parts&quot;:[[&quot;2024&quot;,1,18]]},&quot;issued&quot;:{&quot;date-parts&quot;:[[&quot;2006&quot;]]}},&quot;label&quot;:&quot;page&quot;,&quot;prefix&quot;:&quot;vgl.&quot;}],&quot;schema&quot;:&quot;https://github.com/citation-style-language/schema/raw/master/csl-citation.json&quot;}"/></field:fieldmark-start><field:fieldmark-separator/>(vgl. Reinermann 2006)<field:fieldmark-end/><text:span text:style-name="T9">.</text:span><text:span text:style-name="T9"/></text:p>
      <text:p text:style-name="P4"><text:span text:style-name="T17">[Hier </text:span><text:span text:style-name="T18">Abbildung 4 </text:span><text:span text:style-name="T17">einfügen: Abbildung4_Becher_Schlüsselprinzip.png. Scan aus Becher 1962 (s. u.), Ausschnitt aus Seite 35, selbst ausgeschnitten und Helligkeit und Kontrast optimiert. Buch liegt bei mir.]</text:span><text:span text:style-name="T17"/></text:p>
      <text:p text:style-name="Standard"><text:span text:style-name="T19">[Hier </text:span><text:span text:style-name="T20">Abbildung 5 </text:span><text:span text:style-name="T19">einfügen: Abbildung5_Becher_Beispiel_Reinermann. Bild 14 entnommen aus Reinermann 2014, Seite 18 (</text:span><text:a xlink:type="simple" xlink:href="https://www.uni-speyer.de/fileadmin/Ehemalige/Reinermann/jjbheft22.pdf" office:target-frame-name="https://www.uni-speyer.de/fileadmin/Ehemalige/Reinermann/jjbheft22.pdf" xlink:show="replace" text:style-name="Default_20_Style" text:visited-style-name="Default_20_Style"><text:span text:style-name="T21">https://www.uni-speyer.de/fileadmin/Ehemalige/Reinermann/jjbheft22.pdf</text:span></text:a><text:span text:style-name="T19">),</text:span></text:p>
      <text:p text:style-name="P3"/>
      <text:p text:style-name="Standard"><text:span text:style-name="T19">[(optional auch </text:span><text:span text:style-name="T20">Abbildung 6</text:span><text:span text:style-name="T19"> einfügen</text:span><text:span text:style-name="T20">:</text:span><text:span text:style-name="T19"> Abbildung6_Becher_Titelblatt_1661. Scan aus Becher 1962 (s u.), Seite 5. Bild ausgeschnitten und Kontrast optimiert, Buch liegt bei mir.)]</text:span></text:p>
      <text:h text:style-name="Heading_20_1" text:outline-level="1">6. Der Übergang zur Maschinellen Übersetzung</text:h>
      <text:p text:style-name="Textkörper_20_Master"><text:span text:style-name="T9">Das 20. Jahrhundert markiert den Übergang zur Theorie und Praxis der Maschinellen Übersetzung, einem konzeptuell zwar untergeordneten, aber doch sehr starken und somit für sich selbst stehenden Feld. Zweifelsohne hat sich mit der Maschinellen Übersetzung ein Traum der alten Gelehrten erfüllt, denn sie selbst verbrachten viel Zeit damit, die Schriften unbekannter Sprache zu entschlüsseln, um deren Inhalt zu verstehen. Jede der hier vorgestellten Ideen für algorithmische Übersetzungsverfahren diente bestimmten gesellschaftlichem Zwecken und ist durch ihren philosophisch-weltanschaulichen Kontext geprägt.</text:span></text:p>
      <text:p text:style-name="Textkörper_20_Master">Mitte der 1930er Jahre entwickelten Georges Artsrouni und Peter Trojanskij unabhängig voneinander Übersetzungsmaschinen und meldeten dafür auch Patente an. Die beiden Ingenieure werden als Pioniere der Maschinellen Übersetzung bezeichnet. Die von ihnen entwickelten algorithmischen Verfahren wurden auf bilinguale Wortverzeichnisse angewandt und konnten einfache Wortfolgen übertragen. Mit Maschineller Übersetzung hatten diese Erfindungen nur bedingt etwas zu tun, da diese Ansätze die Komplexität menschlicher Sprache nicht annähernd abbildeten.</text:p>
      <text:p text:style-name="Textkörper_20_Master">Die in der Folge des berühmten Weaver-Memorandums <field:fieldmark-start text:name="Bookmark Copy 34" field:type="vnd.oasis.opendocument.field.UNHANDLED"><field:param field:name="vnd.oasis.opendocument.field.code" field:value="ADDIN ZOTERO_ITEM CSL_CITATION {&quot;citationID&quot;:&quot;t8iTMdt9&quot;,&quot;properties&quot;:{&quot;formattedCitation&quot;:&quot;(1949)&quot;,&quot;plainCitation&quot;:&quot;(1949)&quot;,&quot;noteIndex&quot;:0},&quot;citationItems&quot;:[{&quot;id&quot;:625,&quot;uris&quot;:[&quot;http://zotero.org/users/local/yOxFhQgr/items/6U7H2XHF&quot;],&quot;itemData&quot;:{&quot;id&quot;:625,&quot;type&quot;:&quot;paper-conference&quot;,&quot;container-title&quot;:&quot;Proceedings of the Conference on Mechanical Translation&quot;,&quot;event-place&quot;:&quot;Massachusetts Institute of Technology&quot;,&quot;event-title&quot;:&quot;EarlyMT 1952&quot;,&quot;publisher-place&quot;:&quot;Massachusetts Institute of Technology&quot;,&quot;source&quot;:&quot;ACLWeb&quot;,&quot;title&quot;:&quot;Translation&quot;,&quot;URL&quot;:&quot;https://aclanthology.org/1952.earlymt-1.1&quot;,&quot;author&quot;:[{&quot;family&quot;:&quot;Weaver&quot;,&quot;given&quot;:&quot;Warren&quot;}],&quot;accessed&quot;:{&quot;date-parts&quot;:[[&quot;2024&quot;,8,15]]},&quot;issued&quot;:{&quot;date-parts&quot;:[[&quot;1949&quot;]]}},&quot;label&quot;:&quot;page&quot;,&quot;suppress-author&quot;:true}],&quot;schema&quot;:&quot;https://github.com/citation-style-language/schema/raw/master/csl-citation.json&quot;}"/></field:fieldmark-start><field:fieldmark-separator/>(1949)<field:fieldmark-end/> entwickelten Ansätze nahmen in ihrer Mächtigkeit stetig zu. Sie werden heute üblicherweise in regelbasierte und datenbasierte Verfahren unterteilt. Blickt man aber auf die hier vorgestellten historischen Skizzen zurück, ließe sich durchaus eine andere Unterteilung vornehmen: Regelbasierte und statistische Ansätze könnte man demnach unter Verfahren der Dekodierung und Rekodierung fassen, während neuronale Ansätze mit häufig in sich mehrsprachigen Sprachmodellen der Idee einer Universalcode-Maschine durchaus nahekommen.</text:p>
      <text:p text:style-name="Textkörper_20_Master"><text:span text:style-name="T9">Die Aufstellung der historischen Verfahrensskizzen für eine Algorithmische Übersetzung ist mehr als nur ein Zurückblicken auf die Anfänge.</text:span> Neben dem Angebot einer alternativen Perspektive auf die Klassifikation heutiger Maschineller Übersetzungssysteme erinnert sie uns daran, wie alt und vielfältig der Traum von einer einfachen, berechenbaren Übersetzung zwischen Sprachen ist.<text:bookmark-end text:name="_Hlk174615884"/></text:p>
      <text:h text:style-name="Heading_20_1" text:outline-level="1"><text:span text:style-name="Heading_20_2_20_Char">Bibliografie</text:span><text:span text:style-name="Heading_20_2_20_Char"/></text:h>
      <text:p text:style-name="Bibliography"><field:fieldmark-start text:name="Bookmark Copy 35" field:type="vnd.oasis.opendocument.field.UNHANDLED"><field:param field:name="vnd.oasis.opendocument.field.code" field:value="ADDIN ZOTERO_BIBL {&quot;uncited&quot;:[],&quot;omitted&quot;:[],&quot;custom&quot;:[]} CSL_BIBLIOGRAPHY"/></field:fieldmark-start><field:fieldmark-separator/>Becher, Johann Joachim. 1962. Zur mechanischen Sprachübersetzung. Ein Programmierungsversuch aus dem Jahre 1661. Allgemeine Verschlüsselung der Sprachen (Character, pro Notitia Linguarum Universali) deutsch-lateinisch. Herausgegeben von Prof. Dr. Walter Georg Waffenschmidt. Veröffentlichungen der Wirtschaftshochschule Mannheim. Stuttgart: W. Kohlhammer.<text:span text:style-name="T1"/></text:p>
      <text:p text:style-name="Bibliography"><text:span text:style-name="T1">Bedürftig, Thomas, und Roman Murawski. 2015. Philosophie der Mathematik. 3. Aufl. Berlin, Boston: De Gruyter.</text:span><text:span text:style-name="T1"/></text:p>
      <text:p text:style-name="Bibliography"><text:span text:style-name="T1">Breger, Herbert. 2009. „Leibniz’ Binäres Zahlensystem Als Grundlage Der Computertechnologie“. In Jahrbuch Der Akademie Der Wissenschaften Zu Göttingen 2008, 385–91. Berlin: Walter de Gruyter GmbH &amp; Co. KG. https://doi.org/10.26015/adwdocs-289.</text:span><text:span text:style-name="T1"/></text:p>
      <text:p text:style-name="Bibliography"><text:span text:style-name="T1">Duda, Justine. 2016. „Die Anfänge moderner Computertechnik. Raimundus Lullus - Leben und Werk“. Kompetenzzentrum für elektronische Erschließungs- und Publikationsverfahren in den Geisteswissenschaften der Universität Trie. 2016. https://dhmuseum.uni-trier.de/node/354.</text:span><text:span text:style-name="T1"/></text:p>
      <text:p text:style-name="Bibliography"><text:span text:style-name="T3">DuPont, Quinn. 2018. „The Cryptological Origins of Machine Translation, from al-Kindi to Weaver“. amodern 8. http://amodern.net/article/cryptological-origins-machine-translation/.</text:span><text:span text:style-name="T3"/></text:p>
      <text:p text:style-name="Bibliography"><text:span text:style-name="T1">Leibniz, Gottfried Wilhelm. 1890. Die philosophischen Schriften. Herausgegeben von Carl Immanuel Gerhardt. Bd. 7. Berlin: Weidmann.</text:span><text:span text:style-name="T1"/></text:p>
      <text:p text:style-name="Bibliography"><text:span text:style-name="T1">———. 1960. Fragmente zur Logik. Herausgegeben von Franz Schmidt. Berlin: Akademie-Verlag.</text:span><text:span text:style-name="T1"/></text:p>
      <text:p text:style-name="Bibliography"><text:span text:style-name="T1">Martiny, Jonas. 2018. „Ramón Llulls Wahrheitsmaschine“. 2018. https://www.jonasmartiny.com/2018/05/26/ramon-llulls-wahrheitsmaschine/.</text:span><text:span text:style-name="T1"/></text:p>
      <text:p text:style-name="Bibliography"><text:soft-page-break/><text:span text:style-name="T3">Pring-Mill, Robert D. F. 2001. </text:span><text:span text:style-name="T1">Der Mikrokosmos Ramon Llulls: eine Einführung in das mittelalterliche Weltbild. Übersetzt von Ulli Roth. Bd. 9. Clavis pansophiae. Stuttgart-Bad Cannstatt: Frommann-Holzboog.</text:span><text:span text:style-name="T1"/></text:p>
      <text:p text:style-name="Bibliography"><text:span text:style-name="T1">Reinermann, Heinrich. 2006. „Automatische Sprachübersetzung anno 1661 mit Johann Joachim Becher“. In Zwei Tüftler aus der Pfalz: J.J. Becher und H. Hollerith, 5–47. Schriftenreihe der Johann Joachim Becher-Gesellschaft e.V 22. Speyer: Johann-Joachim-Becher-Gesellschaft zu Speyer: https://www.uni-speyer.de/fileadmin/Ehemalige/Reinermann/jjbheft22.pdf.</text:span><text:span text:style-name="T1"/></text:p>
      <text:p text:style-name="Bibliography"><text:span text:style-name="T1">Schmeh, Klaus. 2006. Codeknacker gegen Codemacher. Die faszinierende Geschichte der Verschlüsselung. Wiesbaden: Springer.</text:span><text:span text:style-name="T1"/></text:p>
      <text:p text:style-name="Bibliography"><text:span text:style-name="T1">Singh, Simon. 2001. Geheime Botschaften: die Kunst der Verschlüsselung von der Antike bis in die Zeiten des Internet. München: Hanser.</text:span><text:span text:style-name="T1"/></text:p>
      <text:p text:style-name="Bibliography"><text:span text:style-name="T1">Sprengler, Hans-Joachim. 2014. „Johann Joachim Becher - der erste Volkswirt“. In J. J. Becher und die Gegenwart : Hans-Joachim Spengler zum 70. Geburtstag, herausgegeben von Carl Böhret, 32:31–33. Schriftenreihe der Johann-Joachim-Becher-Gesellschaft zu Speyer. Speyer: Johann-Joachim-Becher-Gesellschaft. https://rpb.lbz-rlp.de/107t160153.</text:span><text:span text:style-name="T1"/></text:p>
      <text:p text:style-name="Bibliography"><text:span text:style-name="T1">Stein, Daniel. 2009. „Maschinelle Übersetzung – Ein Überblick“. </text:span><text:span text:style-name="T3">Journal for Language Technology and Computational Linguistics 24 (3): 5–18. https://doi.org/10.21248/jlcl.24.2009.119.</text:span><text:span text:style-name="T3"/></text:p>
      <text:p text:style-name="Bibliography"><text:span text:style-name="T1">Strasser, Gerhard Friedrich. 1988. Lingua universalis: Kryptologie und Theorie der Universalsprachen im 16. und 17. Jahrhundert. Wolfenbütteler Forschungen. Wiesbaden: Harrassowitz. http://d-nb.info/880432756/04.</text:span><text:span text:style-name="T1"/></text:p>
      <text:p text:style-name="Bibliography"><text:span text:style-name="T1">Strick, Heinz Klaus. 2009. „Al Kindi (800–870): »Der erste Philosoph der arabischen Welt«“. Spektrum der Wissenschaft. Der mathematische Monatskalender, 2009. https://www.spektrum.de/wissen/abu-yusuf-yaqub-ibn-ishaq-al-sabbah-al-kindi-800-870/1001728.</text:span><text:span text:style-name="T1"/></text:p>
      <text:p text:style-name="Bibliography"><text:span text:style-name="T3">Weaver, Warren. 1949. „Translation“. In Proceedings of the Conference on Mechanical Translation. Massachusetts Institute of Technology. https://aclanthology.org/1952.earlymt-1.1.</text:span><text:span text:style-name="T3"/></text:p>
      <text:p text:style-name="Bibliography"><text:span text:style-name="T3">Wieber, Reinhard. </text:span><text:span text:style-name="T1">1977. „Kryptographie bei Qalqašandī“. Zeitschrift der Deutschen Morgenländischen Gesellschaft Supplement IV (XX. Deutscher Orientalistentag): 257–60. https://menadoc.bibliothek.uni-halle.de/dmg/periodical/pageview/127051.</text:span><text:span text:style-name="T1"/></text:p>
      <text:p text:style-name="Bibliography"><text:span text:style-name="T1">Zotter, Hans. 2004. „Parallele Modelle von Wissenssicherung und Ordnung“. In Wissenssicherung, Wissensordnung und Wissensverarbeitung: das europäische Modell der Enzyklopädien, herausgegeben von Theo Stammen und Wolfgang E. J. Weber, 25–37. Colloquia Augustana 18. Berlin: Akademie Verlag. https://doi.org/10.1524/9783050055824.</text:span><text:span text:style-name="T1"/></text:p>
      <text:p text:style-name="Standard"><field:fieldmark-end/><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SC Regular" svg:font-family="'Noto Sans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ptos" fo:font-size="12pt" fo:language="de" fo:country="DE" style:letter-kerning="false" style:font-name-asian="Aptos1" style:font-size-asian="12pt" style:language-asian="en" style:country-asian="US"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Aptos" fo:font-size="12pt" fo:language="de" fo:country="DE" style:letter-kerning="false" style:font-name-asian="Aptos1" style:font-size-asian="12pt" style:language-asian="en" style:country-asian="U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de" fo:country="DE" style:letter-kerning="fals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style:font-family-complex="'Noto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next-style-name="Standard" loext:linked-style-name="Überschrift_20_2_20_Zchn"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ing_20_3" style:display-name="Heading 3" style:family="paragraph" style:parent-style-name="Standard" style:next-style-name="Standard" loext:linked-style-name="Überschrift_20_3_20_Zchn"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Heading_20_4" style:display-name="Heading 4" style:family="paragraph" style:parent-style-name="Standard" style:next-style-name="Standard" loext:linked-style-name="Überschrift_20_4_20_Zchn"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Heading_20_5" style:display-name="Heading 5" style:family="paragraph" style:parent-style-name="Standard" style:next-style-name="Standard" loext:linked-style-name="Überschrift_20_5_20_Zchn" style:default-outline-level="5" style:list-style-name="" style:class="text">
      <style:paragraph-properties fo:margin-top="0.0555in" fo:margin-bottom="0.028in" style:contextual-spacing="false" fo:keep-together="always" fo:keep-with-next="always"/>
      <style:text-properties fo:color="#0f4761" loext:opacity="100%" style:font-name-asian="Arial1" style:font-family-asian="Arial" style:font-family-generic-asian="system" style:font-pitch-asian="variable" style:font-name-complex="Arial1" style:font-family-complex="Arial" style:font-family-generic-complex="system" style:font-pitch-complex="variable"/>
    </style:style>
    <style:style style:name="Heading_20_6" style:display-name="Heading 6" style:family="paragraph" style:parent-style-name="Standard" style:next-style-name="Standard" loext:linked-style-name="Überschrift_20_6_20_Zchn" style:default-outline-level="6" style:list-style-name="" style:class="text">
      <style:paragraph-properties fo:margin-top="0.028in" fo:margin-bottom="0in" style:contextual-spacing="false" fo:keep-together="always" fo:keep-with-next="always"/>
      <style:text-properties fo:color="#595959" loext:opacity="100%"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Heading_20_7" style:display-name="Heading 7" style:family="paragraph" style:parent-style-name="Standard" style:next-style-name="Standard" loext:linked-style-name="Überschrift_20_7_20_Zchn" style:default-outline-level="7" style:list-style-name="" style:class="text">
      <style:paragraph-properties fo:margin-top="0.028in" fo:margin-bottom="0in" style:contextual-spacing="false" fo:keep-together="always" fo:keep-with-next="always"/>
      <style:text-properties fo:color="#595959" loext:opacity="100%" style:font-name-asian="Arial1" style:font-family-asian="Arial" style:font-family-generic-asian="system" style:font-pitch-asian="variable" style:font-name-complex="Arial1" style:font-family-complex="Arial" style:font-family-generic-complex="system" style:font-pitch-complex="variable"/>
    </style:style>
    <style:style style:name="Heading_20_8" style:display-name="Heading 8" style:family="paragraph" style:parent-style-name="Standard" style:next-style-name="Standard" loext:linked-style-name="Überschrift_20_8_20_Zchn" style:default-outline-level="8" style:list-style-name="" style:class="text">
      <style:paragraph-properties fo:keep-together="always" fo:keep-with-next="always"/>
      <style:text-properties fo:color="#272727" loext:opacity="100%"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Heading_20_9" style:display-name="Heading 9" style:family="paragraph" style:parent-style-name="Standard" style:next-style-name="Standard" loext:linked-style-name="Überschrift_20_9_20_Zchn" style:default-outline-level="9" style:list-style-name="" style:class="text">
      <style:paragraph-properties fo:keep-together="always" fo:keep-with-next="always"/>
      <style:text-properties fo:color="#272727" loext:opacity="100%" style:font-name-asian="Arial1" style:font-family-asian="Arial" style:font-family-generic-asian="system" style:font-pitch-asian="variable" style:font-name-complex="Arial1" style:font-family-complex="Arial" style:font-family-generic-complex="system" style:font-pitch-complex="variable"/>
    </style:style>
    <style:style style:name="Überschrift"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SC Regular" style:font-family-asian="'Noto Sans SC Regular'" style:font-family-generic-asian="system" style:font-pitch-asian="variable" style:font-size-asian="14pt" style:font-name-complex="Noto Sans" style:font-family-complex="'Noto Sans'" style:font-family-generic-complex="system" style:font-pitch-complex="variable" style:font-size-complex="14pt"/>
    </style:style>
    <style:style style:name="caption" style:family="paragraph" style:parent-style-name="Standard">
      <style:paragraph-properties fo:margin-top="0.0835in" fo:margin-bottom="0.0835in" style:contextual-spacing="false" text:number-lines="false" text:line-number="0"/>
      <style:text-properties fo:font-style="italic" style:font-style-asian="italic" style:font-name-complex="Noto Sans" style:font-family-complex="'Noto Sans'" style:font-family-generic-complex="system" style:font-pitch-complex="variable" style:font-style-complex="italic"/>
    </style:style>
    <style:style style:name="Verzeichnis" style:family="paragraph" style:parent-style-name="Standard">
      <style:paragraph-properties text:number-lines="false" text:line-number="0"/>
      <style:text-properties style:font-name-complex="Noto Sans" style:font-family-complex="'Noto Sans'" style:font-family-generic-complex="system" style:font-pitch-complex="variable"/>
    </style:style>
    <style:style style:name="No_20_Spacing" style:display-name="No Spacing" style:family="paragraph" style:parent-style-name="Standard"/>
    <style:style style:name="Kopf-_20_und_20_Fußzeile" style:display-name="Kopf- und Fußzeile" style:family="paragraph" style:parent-style-name="Standard"/>
    <style:style style:name="Kopf-_2f_Fußzeile" style:display-name="Kopf-/Fußzeile"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3.3638in" style:type="center"/>
          <style:tab-stop style:position="6.7283in" style:type="right"/>
        </style:tab-stops>
      </style:paragraph-properties>
    </style:style>
    <style:style style:name="Footer" style:family="paragraph" style:parent-style-name="Standard" loext:linked-style-name="Fußzeile_20_Zchn" style:class="extra">
      <style:paragraph-properties>
        <style:tab-stops>
          <style:tab-stop style:position="3.3638in" style:type="center"/>
          <style:tab-stop style:position="6.7283in" style:type="right"/>
        </style:tab-stops>
      </style:paragraph-properties>
    </style:style>
    <style:style style:name="Endnote" style:family="paragraph" style:parent-style-name="Standard" loext:linked-style-name="Endnotentext_20_Zchn" style:class="extra">
      <style:text-properties fo:font-size="10pt" style:font-size-asian="10pt" style:font-size-complex="10pt"/>
    </style:style>
    <style:style style:name="index_20_heading" style:display-name="index heading" style:family="paragraph" style:parent-style-name="Überschrift"/>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Aptos" fo:font-family="Aptos" style:font-family-generic="roman" style:font-pitch="variable" fo:font-size="12pt" fo:language="de" fo:country="DE" style:letter-kerning="false" style:font-name-asian="Aptos1" style:font-family-asian="Aptos" style:font-family-generic-asian="system" style:font-pitch-asian="variable" style:font-size-asian="12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of_20_figures" style:display-name="table of figures" style:family="paragraph" style:parent-style-name="Standard" style:next-style-name="Standard"/>
    <style:style style:name="Fußnote_20_Master1" style:display-name="Fußnote Master1" style:family="paragraph" style:parent-style-name="Footnote">
      <style:paragraph-properties fo:margin-left="0.3937in" fo:margin-right="0in" fo:margin-top="0.0398in" fo:margin-bottom="0.0398in" style:contextual-spacing="false" fo:text-align="justify" style:justify-single-word="false" fo:text-indent="-0.3937in" style:auto-text-indent="false" text:number-lines="false" text:line-number="0"/>
      <style:text-properties style:font-name="Lato" fo:font-family="Lato" style:font-family-generic="roman" style:font-pitch="variable" style:font-name-asian="Lato1" style:font-family-asian="Lato" style:font-family-generic-asian="system" style:font-pitch-asian="variable" style:font-name-complex="Lato1" style:font-family-complex="Lato" style:font-family-generic-complex="system" style:font-pitch-complex="variable"/>
    </style:style>
    <style:style style:name="Footnote" style:family="paragraph" style:parent-style-name="Standard" loext:linked-style-name="Fußnotentext_20_Zchn" style:class="extra">
      <style:text-properties fo:font-size="10pt" style:font-size-asian="10pt" style:font-size-complex="10pt"/>
    </style:style>
    <style:style style:name="Title" style:family="paragraph" style:parent-style-name="Standard" style:next-style-name="Standard" loext:linked-style-name="Titel_20_Zchn" style:class="chapter">
      <style:paragraph-properties fo:margin-top="0in" fo:margin-bottom="0.0555in" style:contextual-spacing="true"/>
      <style:text-properties style:font-name="Aptos Display" fo:font-family="'Aptos Display'" style:font-family-generic="roman" style:font-pitch="variable" fo:font-size="28pt" fo:letter-spacing="-0.0071in"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 style:family="paragraph" style:parent-style-name="Standard" style:next-style-name="Standard" loext:linked-style-name="Untertitel_20_Zchn" style:class="chapter">
      <style:text-properties fo:color="#595959" loext:opacity="100%" fo:font-size="14pt" fo:letter-spacing="0.0102in"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Quote" style:family="paragraph" style:parent-style-name="Standard" style:next-style-name="Standard" loext:linked-style-name="Zitat_20_Zchn">
      <style:paragraph-properties fo:margin-top="0.111in" fo:margin-bottom="0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Standard" style:next-style-name="Standard" loext:linked-style-name="Intensives_20_Zitat_20_Zchn">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Textkörper_20_Master" style:display-name="Textkörper Master" style:family="paragraph" style:parent-style-name="Standard">
      <style:paragraph-properties fo:margin-left="0in" fo:margin-right="0in" fo:margin-top="0.0783in" fo:margin-bottom="0.0783in" style:contextual-spacing="false" fo:line-height="115%" fo:text-align="justify" style:justify-single-word="false" fo:text-indent="0.3937in" style:auto-text-indent="false"/>
      <style:text-properties style:font-name="Lato" fo:font-family="Lato" style:font-family-generic="roman" style:font-pitch="variable"/>
    </style:style>
    <style:style style:name="Zitat_20_Master" style:display-name="Zitat Master" style:family="paragraph" style:parent-style-name="Quote">
      <style:paragraph-properties fo:margin-left="0.5118in" fo:margin-right="0.5118in" fo:margin-top="0.0783in" fo:margin-bottom="0.0783in" style:contextual-spacing="true" fo:text-align="justify" style:justify-single-word="false" fo:text-indent="0in" style:auto-text-indent="false"/>
      <style:text-properties style:font-name="Lato" fo:font-family="Lato" style:font-family-generic="roman" style:font-pitch="variable" fo:font-size="10pt" fo:font-style="normal" style:font-size-asian="10pt" style:font-style-asian="normal" style:font-style-complex="normal"/>
    </style:style>
    <style:style style:name="annotation_20_text" style:display-name="annotation text" style:family="paragraph" style:parent-style-name="Standard" loext:linked-style-name="Kommentartext_20_Zchn">
      <style:text-properties fo:font-size="10pt" style:font-size-asian="10pt" style:font-name-complex="Mangal" style:font-family-complex="Mangal" style:font-family-generic-complex="system" style:font-pitch-complex="variable" style:font-size-complex="9pt"/>
    </style:style>
    <style:style style:name="Bibliography" style:family="paragraph" style:parent-style-name="Standard" style:next-style-name="Standard">
      <style:paragraph-properties fo:margin-left="0.5in" fo:margin-right="0in" fo:text-indent="-0.5in" style:auto-text-indent="false"/>
      <style:text-properties style:font-name-complex="Mangal" style:font-family-complex="Mangal" style:font-family-generic-complex="system" style:font-pitch-complex="variable" style:font-size-complex="10.5pt"/>
    </style:style>
    <style:style style:name="annotation_20_subject" style:display-name="annotation subject" style:family="paragraph" style:parent-style-name="annotation_20_text" style:next-style-name="annotation_20_text" loext:linked-style-name="Kommentarthema_20_Zchn">
      <style:text-properties fo:font-weight="bold" style:font-weight-asian="bold" style:font-weight-complex="bold"/>
    </style:style>
    <style:style style:name="Unteritel" style:family="paragraph" style:parent-style-name="Standard"/>
    <style:style style:name="Kommentar" style:family="paragraph" style:parent-style-name="Standard">
      <style:text-properties fo:font-size="10pt" style:font-size-asian="10pt" style:font-size-complex="10pt"/>
    </style:style>
    <style:style style:name="Revision"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de" fo:country="DE" style:letter-kerning="false" style:font-name-asian="Noto Serif CJK SC" style:font-family-asian="'Noto Serif CJK SC'"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tru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_20_6_20_Char" style:display-name="Heading 6 Char" style:family="text" style:parent-style-name="Default_20_Paragraph_20_Font">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_20_8_20_Char" style:display-name="Heading 8 Char" style:family="text" style:parent-style-name="Default_20_Paragraph_20_Font">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Title_20_Char" style:display-name="Title Char" style:family="text" style:parent-style-name="Default_20_Paragraph_20_Font">
      <style:text-properties style:font-name="Arial" fo:font-family="Arial" style:font-family-generic="roman" style:font-pitch="variable" fo:font-size="28pt" fo:letter-spacing="-0.0071in"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size-asian="14pt"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Footnote_20_Text_20_Char" style:display-name="Footnote Text Char" style:family="text" style:parent-style-name="Default_20_Paragraph_20_Font">
      <style:text-properties fo:font-size="10pt" style:font-size-asian="10pt" style:font-size-complex="10pt"/>
    </style:style>
    <style:style style:name="Endnotentext_20_Zchn" style:display-name="Endnotentext Zchn" style:family="text" style:parent-style-name="Default_20_Paragraph_20_Font" loext:linked-style-name="Endnote">
      <style:text-properties fo:font-size="10pt" style:font-size-asian="10pt" style:font-size-complex="10pt"/>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style:style>
    <style:style style:name="Fußnotentext_20_Zchn" style:display-name="Fußnotentext Zchn" style:family="text" style:parent-style-name="Default_20_Paragraph_20_Font">
      <style:text-properties fo:font-size="10pt" style:font-size-asian="10pt" style:font-size-complex="10pt"/>
    </style:style>
    <style:style style:name="Überschrift_20_1_20_Zchn" style:display-name="Überschrift 1 Zchn" style:family="text" style:parent-style-name="Default_20_Paragraph_20_Font">
      <style:text-properties fo:color="#0f4761" loext:opacity="100%" style:font-name="Aptos Display" fo:font-family="'Aptos Display'"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Überschrift_20_2_20_Zchn" style:display-name="Überschrift 2 Zchn" style:family="text" style:parent-style-name="Default_20_Paragraph_20_Font">
      <style:text-properties fo:color="#0f4761" loext:opacity="100%" style:font-name="Aptos Display" fo:font-family="'Aptos Display'"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Überschrift_20_3_20_Zchn" style:display-name="Überschrift 3 Zchn" style:family="text" style:parent-style-name="Default_20_Paragraph_20_Font">
      <style:text-properties fo:color="#0f4761" loext:opacity="100%"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Überschrift_20_4_20_Zchn" style:display-name="Überschrift 4 Zchn" style:family="text" style:parent-style-name="Default_20_Paragraph_20_Font">
      <style:text-properties fo:color="#0f4761" loext:opacity="100%"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Überschrift_20_5_20_Zchn" style:display-name="Überschrift 5 Zchn" style:family="text" style:parent-style-name="Default_20_Paragraph_20_Font">
      <style:text-properties fo:color="#0f4761" loext:opacity="100%" style:font-name-asian="Arial1" style:font-family-asian="Arial" style:font-family-generic-asian="system" style:font-pitch-asian="variable" style:font-name-complex="Arial1" style:font-family-complex="Arial" style:font-family-generic-complex="system" style:font-pitch-complex="variable"/>
    </style:style>
    <style:style style:name="Überschrift_20_6_20_Zchn" style:display-name="Überschrift 6 Zchn" style:family="text" style:parent-style-name="Default_20_Paragraph_20_Font">
      <style:text-properties fo:color="#595959" loext:opacity="100%"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Überschrift_20_7_20_Zchn" style:display-name="Überschrift 7 Zchn" style:family="text" style:parent-style-name="Default_20_Paragraph_20_Font">
      <style:text-properties fo:color="#595959" loext:opacity="100%" style:font-name-asian="Arial1" style:font-family-asian="Arial" style:font-family-generic-asian="system" style:font-pitch-asian="variable" style:font-name-complex="Arial1" style:font-family-complex="Arial" style:font-family-generic-complex="system" style:font-pitch-complex="variable"/>
    </style:style>
    <style:style style:name="Überschrift_20_8_20_Zchn" style:display-name="Überschrift 8 Zchn" style:family="text" style:parent-style-name="Default_20_Paragraph_20_Font">
      <style:text-properties fo:color="#272727" loext:opacity="100%"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Überschrift_20_9_20_Zchn" style:display-name="Überschrift 9 Zchn" style:family="text" style:parent-style-name="Default_20_Paragraph_20_Font">
      <style:text-properties fo:color="#272727" loext:opacity="100%" style:font-name-asian="Arial1" style:font-family-asian="Arial" style:font-family-generic-asian="system" style:font-pitch-asian="variable" style:font-name-complex="Arial1" style:font-family-complex="Arial" style:font-family-generic-complex="system" style:font-pitch-complex="variable"/>
    </style:style>
    <style:style style:name="Titel_20_Zchn" style:display-name="Titel Zchn" style:family="text" style:parent-style-name="Default_20_Paragraph_20_Font">
      <style:text-properties style:font-name="Aptos Display" fo:font-family="'Aptos Display'" style:font-family-generic="roman" style:font-pitch="variable" fo:font-size="28pt" fo:letter-spacing="-0.0071in"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Untertitel_20_Zchn" style:display-name="Untertitel Zchn" style:family="text" style:parent-style-name="Default_20_Paragraph_20_Font">
      <style:text-properties fo:color="#595959" loext:opacity="100%" fo:font-size="14pt" fo:letter-spacing="0.0102in"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Zitat_20_Zchn" style:display-name="Zitat Zchn"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ives_20_Zitat_20_Zchn" style:display-name="Intensives Zitat Zchn"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Footnote_20_Symbol" style:display-name="Footnote Symbol"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style:font-name="Liberation Serif" fo:font-family="'Liberation Serif'" style:font-family-generic="roman" style:font-pitch="variable" fo:font-size="10pt" style:font-name-asian="Noto Serif CJK SC" style:font-family-asian="'Noto Serif CJK SC'" style:font-family-generic-asian="system" style:font-pitch-asian="variable" style:font-size-asian="10pt" style:language-asian="zh" style:country-asian="CN" style:font-name-complex="Mangal" style:font-family-complex="Mangal" style:font-family-generic-complex="system" style:font-pitch-complex="variable" style:font-size-complex="9pt" style:language-complex="hi" style:country-complex="IN"/>
    </style:style>
    <style:style style:name="Kommentarthema_20_Zchn" style:display-name="Kommentarthema Zchn" style:family="text" style:parent-style-name="Kommentartext_20_Zchn" loext:linked-style-name="annotation_20_subject">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language-asian="zh" style:country-asian="CN" style:font-weight-asian="bold" style:font-name-complex="Mangal" style:font-family-complex="Mangal" style:font-family-generic-complex="system" style:font-pitch-complex="variable" style:font-size-complex="9pt" style:language-complex="hi" style:country-complex="IN"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ußnotenzeichen" style:family="text"/>
    <style:style style:name="Footnote_20_anchor" style:display-name="Footnote anchor" style:family="text">
      <style:text-properties style:text-position="super 58%"/>
    </style:style>
    <style:style style:name="Footnote_20_Characters1" style:display-name="Footnote Characters1" style:family="text">
      <style:text-properties style:text-position="super 58%"/>
    </style:style>
    <style:style style:name="Footnote_20_Characters11" style:display-name="Footnote Characters11" style:family="text">
      <style:text-properties style:text-position="super 58%"/>
    </style:style>
    <style:style style:name="Footnote_20_Characters111" style:display-name="Footnote Characters111" style:family="text">
      <style:text-properties style:text-position="super 58%"/>
    </style:style>
    <style:style style:name="Footnote_20_Characters1111" style:display-name="Footnote Characters1111" style:family="text">
      <style:text-properties style:text-position="super 58%"/>
    </style:style>
    <style:style style:name="Footnote_20_Characters11111" style:display-name="Footnote Characters11111" style:family="text">
      <style:text-properties style:text-position="super 58%"/>
    </style:style>
    <style:style style:name="Footnote_20_Characters111111" style:display-name="Footnote Characters111111" style:family="text">
      <style:text-properties style:text-position="super 58%"/>
    </style:style>
    <style:style style:name="Footnote_20_Characters1111111" style:display-name="Footnote Characters1111111" style:family="text">
      <style:text-properties style:text-position="super 58%"/>
    </style:style>
    <style:style style:name="Footnote_20_Characters11111111" style:display-name="Footnote Characters11111111" style:family="text">
      <style:text-properties style:text-position="super 58%"/>
    </style:style>
    <style:style style:name="Footnote_20_Characters111111111" style:display-name="Footnote Characters111111111" style:family="text">
      <style:text-properties style:text-position="super 58%"/>
    </style:style>
    <style:style style:name="Footnote_20_Characters1111111111" style:display-name="Footnote Characters1111111111" style:family="text">
      <style:text-properties style:text-position="super 58%"/>
    </style:style>
    <style:style style:name="Footnote_20_Characters11111111111" style:display-name="Footnote Characters11111111111" style:family="text">
      <style:text-properties style:text-position="super 58%"/>
    </style:style>
    <style:style style:name="Endnote_20_Symbol" style:display-name="Endnote Symbol" style:family="text">
      <style:text-properties style:text-position="super 58%"/>
    </style:style>
    <style:style style:name="Endnote_20_Characters1" style:display-name="Endnote Characters1" style:family="text">
      <style:text-properties style:text-position="super 58%"/>
    </style:style>
    <style:style style:name="Endnote_20_Characters11" style:display-name="Endnote Characters11" style:family="text">
      <style:text-properties style:text-position="super 58%"/>
    </style:style>
    <style:style style:name="Endnote_20_Characters111" style:display-name="Endnote Characters111" style:family="text">
      <style:text-properties style:text-position="super 58%"/>
    </style:style>
    <style:style style:name="Endnote_20_Characters1111" style:display-name="Endnote Characters1111" style:family="text">
      <style:text-properties style:text-position="super 58%"/>
    </style:style>
    <style:style style:name="Endnote_20_Characters11111" style:display-name="Endnote Characters11111" style:family="text">
      <style:text-properties style:text-position="super 58%"/>
    </style:style>
    <style:style style:name="Endnote_20_Characters111111" style:display-name="Endnote Characters111111" style:family="text">
      <style:text-properties style:text-position="super 58%"/>
    </style:style>
    <style:style style:name="Endnote_20_Characters1111111" style:display-name="Endnote Characters1111111" style:family="text">
      <style:text-properties style:text-position="super 58%"/>
    </style:style>
    <style:style style:name="Endnote_20_Characters11111111" style:display-name="Endnote Characters11111111" style:family="text">
      <style:text-properties style:text-position="super 58%"/>
    </style:style>
    <style:style style:name="Endnote_20_Characters111111111" style:display-name="Endnote Characters111111111" style:family="text">
      <style:text-properties style:text-position="super 58%"/>
    </style:style>
    <style:style style:name="Internet_20_Link1" style:display-name="Internet Link1" style:family="text">
      <style:text-properties fo:color="#000080" loext:opacity="100%" style:text-underline-style="solid" style:text-underline-width="auto" style:text-underline-color="font-color"/>
    </style:style>
    <style:style style:name="Internet_20_Link2" style:display-name="Internet Link2" style:family="text">
      <style:text-properties fo:color="#000080" loext:opacity="100%" style:text-underline-style="solid" style:text-underline-width="auto" style:text-underline-color="font-color"/>
    </style:style>
    <style:style style:name="Internet_20_Link3" style:display-name="Internet Link3" style:family="text">
      <style:text-properties fo:color="#000080" loext:opacity="100%" style:text-underline-style="solid" style:text-underline-width="auto" style:text-underline-color="font-color"/>
    </style:style>
    <style:style style:name="Internet_20_Link4" style:display-name="Internet Link4" style:family="text">
      <style:text-properties fo:color="#000080" loext:opacity="100%" style:text-underline-style="solid" style:text-underline-width="auto" style:text-underline-color="font-color"/>
    </style:style>
    <style:style style:name="Internet_20_Link5" style:display-name="Internet Link5" style:family="text">
      <style:text-properties fo:color="#000080" loext:opacity="100%" style:text-underline-style="solid" style:text-underline-width="auto" style:text-underline-color="font-color"/>
    </style:style>
    <style:style style:name="Line_20_numbering" style:display-name="Line numbering" style:family="text"/>
    <style:style style:name="Internet_20_Link6" style:display-name="Internet Link6" style:family="text">
      <style:text-properties fo:color="#000080" loext:opacity="100%" style:text-underline-style="solid" style:text-underline-width="auto" style:text-underline-color="font-color"/>
    </style:style>
    <style:style style:name="Line_20_Numbering1" style:display-name="Line Numbering1" style:family="text"/>
    <style:style style:name="Internet_20_Link7" style:display-name="Internet Link7" style:family="text">
      <style:text-properties fo:color="#000080" loext:opacity="100%" style:text-underline-style="solid" style:text-underline-width="auto" style:text-underline-color="font-color"/>
    </style:style>
    <style:style style:name="Line_20_Numbering2" style:display-name="Line Numbering2" style:family="text"/>
    <style:style style:name="Internet_20_Link8" style:display-name="Internet Link8" style:family="text">
      <style:text-properties fo:color="#000080" loext:opacity="100%" style:text-underline-style="solid" style:text-underline-width="auto" style:text-underline-color="font-color"/>
    </style:style>
    <style:style style:name="Line_20_Numbering3" style:display-name="Line Numbering3" style:family="text"/>
    <style:style style:name="Internet_20_Link9" style:display-name="Internet Link9" style:family="text">
      <style:text-properties fo:color="#000080" loext:opacity="100%" style:text-underline-style="solid" style:text-underline-width="auto" style:text-underline-color="font-color"/>
    </style:style>
    <style:style style:name="Line_20_Numbering4" style:display-name="Line Numbering4" style:family="text"/>
    <style:style style:name="Internet_20_Link10" style:display-name="Internet Link10" style:family="text">
      <style:text-properties fo:color="#000080" loext:opacity="100%" style:text-underline-style="solid" style:text-underline-width="auto" style:text-underline-color="font-color"/>
    </style:style>
    <style:style style:name="Endnotenzeichen" style:family="text"/>
    <style:style style:name="Endnote_20_anchor" style:display-name="Endnote anchor" style:family="text">
      <style:text-properties style:text-position="super 58%"/>
    </style:style>
    <style:style style:name="Endnote_20_Characters2" style:display-name="Endnote Characters2"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Keine_20_Liste" style:display-name="Keine Liste">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6T20:02:00</meta:creation-date>
    <meta:initial-creator>M W</meta:initial-creator>
    <dc:language>de-DE</dc:language>
    <dc:creator>Oliver Czulo</dc:creator>
    <dc:date>2024-11-18T16:55:55</dc:date>
    <meta:editing-cycles>3</meta:editing-cycles>
    <meta:editing-duration>P0D</meta:editing-duration>
    <meta:generator>LibreOffice/7.4.7.2$Linux_X86_64 LibreOffice_project/40$Build-2</meta:generator>
    <meta:document-statistic meta:table-count="0" meta:image-count="0" meta:object-count="0" meta:page-count="3" meta:paragraph-count="71" meta:word-count="3250" meta:character-count="25911" meta:non-whitespace-character-count="22728"/>
    <meta:user-defined meta:name="AppVersion">15.0000</meta:user-defined>
    <meta:user-defined meta:name="ZOTERO_PREF_1">&lt;data data-version="3" zotero-version="6.0.36"&gt;&lt;session id="UQLIeK9e"/&gt;&lt;style id="http://www.zotero.org/styles/chicago-author-date" locale="de-DE" hasBibliography="1" bibliographyStyleHasBeenSet="1"/&gt;&lt;prefs&gt;&lt;pref name="fieldType" value="Field"/&gt;&lt;/prefs&gt;&lt;/</meta:user-defined>
    <meta:user-defined meta:name="ZOTERO_PREF_2">data&gt;</meta:user-defined>
    <meta:template xlink:type="simple" xlink:actuate="onRequest" xlink:title="Normal" xlink:href=""/>
  </office:meta>
</office:document-meta>
</file>